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4.6cm" svg:y="6.6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cm" svg:height="0.4cm" svg:x="1.8cm" svg:y="6.6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cm" svg:height="0.887cm" svg:x="2cm" svg:y="6.608cm">
            <draw:text-box>
              <text:p><text:span text:style-name="T1">OpenMP (none)</text:span></text:p>
            </draw:text-box>
          </draw:frame>
          <draw:frame draw:style-name="gr3" draw:text-style-name="P2" draw:layer="layout" svg:width="3cm" svg:height="0.887cm" svg:x="4.8cm" svg:y="6.595cm">
            <draw:text-box>
              <text:p><text:span text:style-name="T1">OpenMP (compact)</text:span></text:p>
            </draw:text-box>
          </draw:frame>
          <draw:custom-shape draw:style-name="gr4" draw:text-style-name="P1" draw:layer="layout" svg:width="0.4cm" svg:height="0.4cm" svg:x="7.8cm" svg:y="6.6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1cm" svg:height="0.887cm" svg:x="8cm" svg:y="6.595cm">
            <draw:text-box>
              <text:p><text:span text:style-name="T1">OpenMP (scatter)</text:span></text:p>
            </draw:text-box>
          </draw:frame>
          <draw:custom-shape draw:style-name="gr5" draw:text-style-name="P1" draw:layer="layout" svg:width="0.4cm" svg:height="0.4cm" svg:x="10.8cm" svg:y="6.6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2cm" svg:height="0.887cm" svg:x="11cm" svg:y="6.608cm">
            <draw:text-box>
              <text:p><text:span text:style-name="T1">OpenMP (balanced)</text:span></text:p>
            </draw:text-box>
          </draw:frame>
          <draw:custom-shape draw:style-name="gr6" draw:text-style-name="P1" draw:layer="layout" svg:width="0.4cm" svg:height="0.4cm" svg:x="14.1cm" svg:y="6.69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1.7cm" svg:height="1.205cm" svg:x="14.3cm" svg:y="6.595cm">
            <draw:text-box>
              <text:p><text:span text:style-name="T1">Cilk Plus</text:span></text:p>
            </draw:text-box>
          </draw:frame>
        </draw:g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3:05.561497444</dc:date>
    <meta:editing-duration>PT53M49S</meta:editing-duration>
    <meta:editing-cycles>17</meta:editing-cycles>
    <meta:generator>LibreOffice/4.1.5.3$Linux_X86_64 LibreOffice_project/410m0$Build-3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9cm" svg:width="7.087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603cm" svg:y="5.513cm" chart:style-name="ch4">
              <text:p>n</text:p>
            </chart:title>
            <chart:categories table:cell-range-address="local-table.$A$2:.$A$14"/>
          </chart:axis>
          <chart:axis chart:dimension="y" chart:name="primary-y" chart:style-name="ch5">
            <chart:title svg:x="0.533cm" svg:y="3.561cm" chart:style-name="ch6">
              <text:p>msort n 240</text:p>
            </chart:title>
          </chart:axis>
          <chart:series chart:style-name="ch7" chart:values-cell-range-address="local-table.$B$2:.$B$14" chart:label-cell-address="local-table.$B$1" chart:class="chart:line">
            <chart:data-point chart:repeated="13"/>
          </chart:series>
          <chart:series chart:style-name="ch8" chart:values-cell-range-address="local-table.$C$2:.$C$14" chart:label-cell-address="local-table.$C$1" chart:class="chart:line">
            <chart:data-point chart:repeated="13"/>
          </chart:series>
          <chart:series chart:style-name="ch9" chart:values-cell-range-address="local-table.$D$2:.$D$14" chart:label-cell-address="local-table.$D$1" chart:class="chart:line">
            <chart:data-point chart:repeated="13"/>
          </chart:series>
          <chart:series chart:style-name="ch10" chart:values-cell-range-address="local-table.$E$2:.$E$14" chart:label-cell-address="local-table.$E$1" chart:class="chart:line">
            <chart:data-point chart:repeated="13"/>
          </chart:series>
          <chart:series chart:style-name="ch11" chart:values-cell-range-address="local-table.$F$2:.$F$14" chart:label-cell-address="local-table.$F$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string">
                <text:p>2^10</text:p>
              </table:table-cell>
              <table:table-cell office:value-type="float" office:value="0.00138881845638491">
                <text:p>0.00138881845638491</text:p>
              </table:table-cell>
              <table:table-cell office:value-type="float" office:value="0.00197808259385576">
                <text:p>0.00197808259385576</text:p>
              </table:table-cell>
              <table:table-cell office:value-type="float" office:value="0.00207688826550614">
                <text:p>0.00207688826550614</text:p>
              </table:table-cell>
              <table:table-cell office:value-type="float" office:value="0.00213765757111525">
                <text:p>0.00213765757111525</text:p>
              </table:table-cell>
              <table:table-cell office:value-type="float" office:value="0.00216090347982332">
                <text:p>0.0021609034798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24618827567931">
                <text:p>0.00524618827567931</text:p>
              </table:table-cell>
              <table:table-cell office:value-type="float" office:value="0.00803783166717626">
                <text:p>0.00803783166717626</text:p>
              </table:table-cell>
              <table:table-cell office:value-type="float" office:value="0.0078777128651039">
                <text:p>0.0078777128651039</text:p>
              </table:table-cell>
              <table:table-cell office:value-type="float" office:value="0.00869244552867637">
                <text:p>0.00869244552867637</text:p>
              </table:table-cell>
              <table:table-cell office:value-type="float" office:value="0.00898173229322391">
                <text:p>0.00898173229322391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00556773918321571">
                <text:p>0.00556773918321571</text:p>
              </table:table-cell>
              <table:table-cell office:value-type="float" office:value="0.00871626147189809">
                <text:p>0.00871626147189809</text:p>
              </table:table-cell>
              <table:table-cell office:value-type="float" office:value="0.0081298294014712">
                <text:p>0.0081298294014712</text:p>
              </table:table-cell>
              <table:table-cell office:value-type="float" office:value="0.00901069718540002">
                <text:p>0.00901069718540002</text:p>
              </table:table-cell>
              <table:table-cell office:value-type="float" office:value="0.00950463202338045">
                <text:p>0.00950463202338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8584896432187">
                <text:p>0.0148584896432187</text:p>
              </table:table-cell>
              <table:table-cell office:value-type="float" office:value="0.0215807860046235">
                <text:p>0.0215807860046235</text:p>
              </table:table-cell>
              <table:table-cell office:value-type="float" office:value="0.0226002825986897">
                <text:p>0.0226002825986897</text:p>
              </table:table-cell>
              <table:table-cell office:value-type="float" office:value="0.0221441725760956">
                <text:p>0.0221441725760956</text:p>
              </table:table-cell>
              <table:table-cell office:value-type="float" office:value="0.0230739692493795">
                <text:p>0.0230739692493795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0.0304448570202139">
                <text:p>0.0304448570202139</text:p>
              </table:table-cell>
              <table:table-cell office:value-type="float" office:value="0.0405494799164644">
                <text:p>0.0405494799164644</text:p>
              </table:table-cell>
              <table:table-cell office:value-type="float" office:value="0.0406682267588525">
                <text:p>0.0406682267588525</text:p>
              </table:table-cell>
              <table:table-cell office:value-type="float" office:value="0.0430191442173149">
                <text:p>0.0430191442173149</text:p>
              </table:table-cell>
              <table:table-cell office:value-type="float" office:value="0.0452877036751134">
                <text:p>0.0452877036751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85798117478191">
                <text:p>0.0585798117478191</text:p>
              </table:table-cell>
              <table:table-cell office:value-type="float" office:value="0.0815027848863465">
                <text:p>0.0815027848863465</text:p>
              </table:table-cell>
              <table:table-cell office:value-type="float" office:value="0.089697931003038">
                <text:p>0.089697931003038</text:p>
              </table:table-cell>
              <table:table-cell office:value-type="float" office:value="0.0982037621548811">
                <text:p>0.0982037621548811</text:p>
              </table:table-cell>
              <table:table-cell office:value-type="float" office:value="0.0783155448582561">
                <text:p>0.0783155448582561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0.108458160248603">
                <text:p>0.108458160248603</text:p>
              </table:table-cell>
              <table:table-cell office:value-type="float" office:value="0.182986930335714">
                <text:p>0.182986930335714</text:p>
              </table:table-cell>
              <table:table-cell office:value-type="float" office:value="0.16482261282683">
                <text:p>0.16482261282683</text:p>
              </table:table-cell>
              <table:table-cell office:value-type="float" office:value="0.185077303396934">
                <text:p>0.185077303396934</text:p>
              </table:table-cell>
              <table:table-cell office:value-type="float" office:value="0.162642808479891">
                <text:p>0.162642808479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8750374409741">
                <text:p>0.198750374409741</text:p>
              </table:table-cell>
              <table:table-cell office:value-type="float" office:value="0.331021875450051">
                <text:p>0.331021875450051</text:p>
              </table:table-cell>
              <table:table-cell office:value-type="float" office:value="0.315875321219598">
                <text:p>0.315875321219598</text:p>
              </table:table-cell>
              <table:table-cell office:value-type="float" office:value="0.336049895677573">
                <text:p>0.336049895677573</text:p>
              </table:table-cell>
              <table:table-cell office:value-type="float" office:value="0.321008566431235">
                <text:p>0.321008566431235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0.458266844866944">
                <text:p>0.458266844866944</text:p>
              </table:table-cell>
              <table:table-cell office:value-type="float" office:value="0.64111827843042">
                <text:p>0.64111827843042</text:p>
              </table:table-cell>
              <table:table-cell office:value-type="float" office:value="0.584934243540793">
                <text:p>0.584934243540793</text:p>
              </table:table-cell>
              <table:table-cell office:value-type="float" office:value="0.649698480639681">
                <text:p>0.649698480639681</text:p>
              </table:table-cell>
              <table:table-cell office:value-type="float" office:value="0.36497706877014">
                <text:p>0.36497706877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8016070903132">
                <text:p>0.708016070903132</text:p>
              </table:table-cell>
              <table:table-cell office:value-type="float" office:value="1.05573145216177">
                <text:p>1.05573145216177</text:p>
              </table:table-cell>
              <table:table-cell office:value-type="float" office:value="1.08113252749091">
                <text:p>1.08113252749091</text:p>
              </table:table-cell>
              <table:table-cell office:value-type="float" office:value="1.15250997738834">
                <text:p>1.15250997738834</text:p>
              </table:table-cell>
              <table:table-cell office:value-type="float" office:value="0.699299009236342">
                <text:p>0.699299009236342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.26871316482166">
                <text:p>1.26871316482166</text:p>
              </table:table-cell>
              <table:table-cell office:value-type="float" office:value="1.73896185134837">
                <text:p>1.73896185134837</text:p>
              </table:table-cell>
              <table:table-cell office:value-type="float" office:value="1.77059476375282">
                <text:p>1.77059476375282</text:p>
              </table:table-cell>
              <table:table-cell office:value-type="float" office:value="1.82493371994999">
                <text:p>1.82493371994999</text:p>
              </table:table-cell>
              <table:table-cell office:value-type="float" office:value="0.958360287856887">
                <text:p>0.958360287856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090421727899">
                <text:p>2.09090421727899</text:p>
              </table:table-cell>
              <table:table-cell office:value-type="float" office:value="2.57452013877891">
                <text:p>2.57452013877891</text:p>
              </table:table-cell>
              <table:table-cell office:value-type="float" office:value="2.68272591982208">
                <text:p>2.68272591982208</text:p>
              </table:table-cell>
              <table:table-cell office:value-type="float" office:value="2.5878194614382">
                <text:p>2.5878194614382</text:p>
              </table:table-cell>
              <table:table-cell office:value-type="float" office:value="1.8353841131916">
                <text:p>1.8353841131916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3.16483595632866">
                <text:p>3.16483595632866</text:p>
              </table:table-cell>
              <table:table-cell office:value-type="float" office:value="3.47435866923639">
                <text:p>3.47435866923639</text:p>
              </table:table-cell>
              <table:table-cell office:value-type="float" office:value="3.51082653448358">
                <text:p>3.51082653448358</text:p>
              </table:table-cell>
              <table:table-cell office:value-type="float" office:value="3.67141146205586">
                <text:p>3.67141146205586</text:p>
              </table:table-cell>
              <table:table-cell office:value-type="float" office:value="2.84154957779499">
                <text:p>2.84154957779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429cm" svg:y="0.119cm" svg:width="6.808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4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771cm" svg:y="3.588cm" chart:style-name="ch6">
              <text:p>msort 2^22 t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</table:table-cell>
              <table:table-cell office:value-type="float" office:value="0.496867878590667">
                <text:p>0.496867878590667</text:p>
              </table:table-cell>
              <table:table-cell office:value-type="float" office:value="0.358659500425695">
                <text:p>0.358659500425695</text:p>
              </table:table-cell>
              <table:table-cell office:value-type="float" office:value="0.452449456851364">
                <text:p>0.452449456851364</text:p>
              </table:table-cell>
              <table:table-cell office:value-type="float" office:value="0.470240885714289">
                <text:p>0.470240885714289</text:p>
              </table:table-cell>
              <table:table-cell office:value-type="float" office:value="0.621173316498992">
                <text:p>0.621173316498992</text:p>
              </table:table-cell>
              <table:table-cell office:value-type="float" office:value="0.706643477236183">
                <text:p>0.706643477236183</text:p>
              </table:table-cell>
              <table:table-cell office:value-type="float" office:value="0.842555087852248">
                <text:p>0.842555087852248</text:p>
              </table:table-cell>
              <table:table-cell office:value-type="float" office:value="0.790836498438078">
                <text:p>0.790836498438078</text:p>
              </table:table-cell>
              <table:table-cell office:value-type="float" office:value="0.92372392379285">
                <text:p>0.92372392379285</text:p>
              </table:table-cell>
              <table:table-cell office:value-type="float" office:value="1.12065105736587">
                <text:p>1.12065105736587</text:p>
              </table:table-cell>
              <table:table-cell office:value-type="float" office:value="1.23895661753376">
                <text:p>1.23895661753376</text:p>
              </table:table-cell>
              <table:table-cell office:value-type="float" office:value="1.11236810477519">
                <text:p>1.11236810477519</text:p>
              </table:table-cell>
              <table:table-cell office:value-type="float" office:value="1.39339872466313">
                <text:p>1.39339872466313</text:p>
              </table:table-cell>
              <table:table-cell office:value-type="float" office:value="1.51259371541543">
                <text:p>1.51259371541543</text:p>
              </table:table-cell>
              <table:table-cell office:value-type="float" office:value="1.63387707692581">
                <text:p>1.63387707692581</text:p>
              </table:table-cell>
              <table:table-cell office:value-type="float" office:value="1.50687334304178">
                <text:p>1.50687334304178</text:p>
              </table:table-cell>
              <table:table-cell office:value-type="float" office:value="1.58775968697598">
                <text:p>1.58775968697598</text:p>
              </table:table-cell>
              <table:table-cell office:value-type="float" office:value="1.63373487861121">
                <text:p>1.63373487861121</text:p>
              </table:table-cell>
              <table:table-cell office:value-type="float" office:value="2.03100795350489">
                <text:p>2.03100795350489</text:p>
              </table:table-cell>
              <table:table-cell office:value-type="float" office:value="1.68293372877434">
                <text:p>1.68293372877434</text:p>
              </table:table-cell>
              <table:table-cell office:value-type="float" office:value="1.96382245473903">
                <text:p>1.96382245473903</text:p>
              </table:table-cell>
              <table:table-cell office:value-type="float" office:value="1.97304233494624">
                <text:p>1.97304233494624</text:p>
              </table:table-cell>
              <table:table-cell office:value-type="float" office:value="2.09176914946382">
                <text:p>2.09176914946382</text:p>
              </table:table-cell>
              <table:table-cell office:value-type="float" office:value="2.20267273732232">
                <text:p>2.20267273732232</text:p>
              </table:table-cell>
              <table:table-cell office:value-type="float" office:value="2.23653311740796">
                <text:p>2.23653311740796</text:p>
              </table:table-cell>
              <table:table-cell office:value-type="float" office:value="2.33158623484839">
                <text:p>2.33158623484839</text:p>
              </table:table-cell>
              <table:table-cell office:value-type="float" office:value="2.25543043779403">
                <text:p>2.25543043779403</text:p>
              </table:table-cell>
              <table:table-cell office:value-type="float" office:value="2.30853329039474">
                <text:p>2.30853329039474</text:p>
              </table:table-cell>
              <table:table-cell office:value-type="float" office:value="2.39739375953424">
                <text:p>2.39739375953424</text:p>
              </table:table-cell>
              <table:table-cell office:value-type="float" office:value="2.34253006162365">
                <text:p>2.34253006162365</text:p>
              </table:table-cell>
              <table:table-cell office:value-type="float" office:value="2.60061090773461">
                <text:p>2.60061090773461</text:p>
              </table:table-cell>
              <table:table-cell office:value-type="float" office:value="2.65837705785849">
                <text:p>2.65837705785849</text:p>
              </table:table-cell>
              <table:table-cell office:value-type="float" office:value="2.91210053725003">
                <text:p>2.91210053725003</text:p>
              </table:table-cell>
              <table:table-cell office:value-type="float" office:value="2.97579493246017">
                <text:p>2.97579493246017</text:p>
              </table:table-cell>
              <table:table-cell office:value-type="float" office:value="2.81784759064916">
                <text:p>2.81784759064916</text:p>
              </table:table-cell>
              <table:table-cell office:value-type="float" office:value="2.87596853191994">
                <text:p>2.87596853191994</text:p>
              </table:table-cell>
              <table:table-cell office:value-type="float" office:value="3.0360792819173">
                <text:p>3.0360792819173</text:p>
              </table:table-cell>
              <table:table-cell office:value-type="float" office:value="2.85414885902931">
                <text:p>2.85414885902931</text:p>
              </table:table-cell>
              <table:table-cell office:value-type="float" office:value="2.9807887997332">
                <text:p>2.9807887997332</text:p>
              </table:table-cell>
              <table:table-cell office:value-type="float" office:value="3.08556271230272">
                <text:p>3.08556271230272</text:p>
              </table:table-cell>
              <table:table-cell office:value-type="float" office:value="3.33629147664904">
                <text:p>3.33629147664904</text:p>
              </table:table-cell>
              <table:table-cell office:value-type="float" office:value="3.15852261912444">
                <text:p>3.15852261912444</text:p>
              </table:table-cell>
              <table:table-cell office:value-type="float" office:value="3.38194674762711">
                <text:p>3.38194674762711</text:p>
              </table:table-cell>
              <table:table-cell office:value-type="float" office:value="3.12994107449228">
                <text:p>3.12994107449228</text:p>
              </table:table-cell>
              <table:table-cell office:value-type="float" office:value="3.26507149351324">
                <text:p>3.26507149351324</text:p>
              </table:table-cell>
              <table:table-cell office:value-type="float" office:value="3.52108337582722">
                <text:p>3.52108337582722</text:p>
              </table:table-cell>
              <table:table-cell office:value-type="float" office:value="3.11643441718101">
                <text:p>3.11643441718101</text:p>
              </table:table-cell>
              <table:table-cell office:value-type="float" office:value="3.52257394958214">
                <text:p>3.52257394958214</text:p>
              </table:table-cell>
              <table:table-cell office:value-type="float" office:value="3.34273359029931">
                <text:p>3.34273359029931</text:p>
              </table:table-cell>
              <table:table-cell office:value-type="float" office:value="3.61023721141108">
                <text:p>3.61023721141108</text:p>
              </table:table-cell>
              <table:table-cell office:value-type="float" office:value="3.67748253582316">
                <text:p>3.67748253582316</text:p>
              </table:table-cell>
              <table:table-cell office:value-type="float" office:value="3.48593824071462">
                <text:p>3.48593824071462</text:p>
              </table:table-cell>
              <table:table-cell office:value-type="float" office:value="3.93721449936722">
                <text:p>3.93721449936722</text:p>
              </table:table-cell>
              <table:table-cell office:value-type="float" office:value="3.70597237906962">
                <text:p>3.70597237906962</text:p>
              </table:table-cell>
              <table:table-cell office:value-type="float" office:value="3.75258990369916">
                <text:p>3.75258990369916</text:p>
              </table:table-cell>
              <table:table-cell office:value-type="float" office:value="4.23021165343336">
                <text:p>4.23021165343336</text:p>
              </table:table-cell>
              <table:table-cell office:value-type="float" office:value="3.8304015455222">
                <text:p>3.8304015455222</text:p>
              </table:table-cell>
              <table:table-cell office:value-type="float" office:value="4.08690058345955">
                <text:p>4.08690058345955</text:p>
              </table:table-cell>
              <table:table-cell office:value-type="float" office:value="3.69682915752613">
                <text:p>3.69682915752613</text:p>
              </table:table-cell>
              <table:table-cell office:value-type="float" office:value="3.9461815755589">
                <text:p>3.9461815755589</text:p>
              </table:table-cell>
              <table:table-cell office:value-type="float" office:value="4.46503596425284">
                <text:p>4.46503596425284</text:p>
              </table:table-cell>
              <table:table-cell office:value-type="float" office:value="3.97691350333303">
                <text:p>3.97691350333303</text:p>
              </table:table-cell>
              <table:table-cell office:value-type="float" office:value="3.72908292578419">
                <text:p>3.72908292578419</text:p>
              </table:table-cell>
              <table:table-cell office:value-type="float" office:value="3.86787411700032">
                <text:p>3.86787411700032</text:p>
              </table:table-cell>
              <table:table-cell office:value-type="float" office:value="3.92822389990158">
                <text:p>3.92822389990158</text:p>
              </table:table-cell>
              <table:table-cell office:value-type="float" office:value="4.07594820100669">
                <text:p>4.07594820100669</text:p>
              </table:table-cell>
              <table:table-cell office:value-type="float" office:value="3.86079493254725">
                <text:p>3.86079493254725</text:p>
              </table:table-cell>
              <table:table-cell office:value-type="float" office:value="3.96780085992597">
                <text:p>3.96780085992597</text:p>
              </table:table-cell>
              <table:table-cell office:value-type="float" office:value="3.64461083214169">
                <text:p>3.64461083214169</text:p>
              </table:table-cell>
              <table:table-cell office:value-type="float" office:value="3.9652064515839">
                <text:p>3.9652064515839</text:p>
              </table:table-cell>
              <table:table-cell office:value-type="float" office:value="3.76305168344266">
                <text:p>3.76305168344266</text:p>
              </table:table-cell>
              <table:table-cell office:value-type="float" office:value="4.11219545355346">
                <text:p>4.11219545355346</text:p>
              </table:table-cell>
              <table:table-cell office:value-type="float" office:value="4.2947066708201">
                <text:p>4.2947066708201</text:p>
              </table:table-cell>
              <table:table-cell office:value-type="float" office:value="4.39625474913198">
                <text:p>4.39625474913198</text:p>
              </table:table-cell>
              <table:table-cell office:value-type="float" office:value="3.7477842879533">
                <text:p>3.7477842879533</text:p>
              </table:table-cell>
              <table:table-cell office:value-type="float" office:value="4.20190815731476">
                <text:p>4.20190815731476</text:p>
              </table:table-cell>
              <table:table-cell office:value-type="float" office:value="3.8595417204624">
                <text:p>3.8595417204624</text:p>
              </table:table-cell>
              <table:table-cell office:value-type="float" office:value="4.03617461703153">
                <text:p>4.03617461703153</text:p>
              </table:table-cell>
              <table:table-cell office:value-type="float" office:value="3.8389788662809">
                <text:p>3.8389788662809</text:p>
              </table:table-cell>
              <table:table-cell office:value-type="float" office:value="4.0057412576301">
                <text:p>4.0057412576301</text:p>
              </table:table-cell>
              <table:table-cell office:value-type="float" office:value="4.19878382545303">
                <text:p>4.19878382545303</text:p>
              </table:table-cell>
              <table:table-cell office:value-type="float" office:value="4.11842173218187">
                <text:p>4.11842173218187</text:p>
              </table:table-cell>
              <table:table-cell office:value-type="float" office:value="4.01612302416471">
                <text:p>4.01612302416471</text:p>
              </table:table-cell>
              <table:table-cell office:value-type="float" office:value="4.59175208757037">
                <text:p>4.59175208757037</text:p>
              </table:table-cell>
              <table:table-cell office:value-type="float" office:value="4.24819265005333">
                <text:p>4.24819265005333</text:p>
              </table:table-cell>
              <table:table-cell office:value-type="float" office:value="3.97363525663755">
                <text:p>3.97363525663755</text:p>
              </table:table-cell>
              <table:table-cell office:value-type="float" office:value="3.92317581316941">
                <text:p>3.92317581316941</text:p>
              </table:table-cell>
              <table:table-cell office:value-type="float" office:value="4.0669764353557">
                <text:p>4.0669764353557</text:p>
              </table:table-cell>
              <table:table-cell office:value-type="float" office:value="3.97690675865179">
                <text:p>3.97690675865179</text:p>
              </table:table-cell>
              <table:table-cell office:value-type="float" office:value="4.33190495214647">
                <text:p>4.33190495214647</text:p>
              </table:table-cell>
              <table:table-cell office:value-type="float" office:value="4.5451780696052">
                <text:p>4.5451780696052</text:p>
              </table:table-cell>
              <table:table-cell office:value-type="float" office:value="4.08483025136516">
                <text:p>4.08483025136516</text:p>
              </table:table-cell>
              <table:table-cell office:value-type="float" office:value="4.10830221223223">
                <text:p>4.10830221223223</text:p>
              </table:table-cell>
              <table:table-cell office:value-type="float" office:value="4.33657548840956">
                <text:p>4.33657548840956</text:p>
              </table:table-cell>
              <table:table-cell office:value-type="float" office:value="4.31971628363811">
                <text:p>4.31971628363811</text:p>
              </table:table-cell>
              <table:table-cell office:value-type="float" office:value="4.1573958148099">
                <text:p>4.1573958148099</text:p>
              </table:table-cell>
              <table:table-cell office:value-type="float" office:value="3.90183631793076">
                <text:p>3.90183631793076</text:p>
              </table:table-cell>
              <table:table-cell office:value-type="float" office:value="4.27765117298139">
                <text:p>4.27765117298139</text:p>
              </table:table-cell>
              <table:table-cell office:value-type="float" office:value="4.36323541544891">
                <text:p>4.36323541544891</text:p>
              </table:table-cell>
              <table:table-cell office:value-type="float" office:value="4.09736283466644">
                <text:p>4.09736283466644</text:p>
              </table:table-cell>
              <table:table-cell office:value-type="float" office:value="4.01112675357085">
                <text:p>4.01112675357085</text:p>
              </table:table-cell>
              <table:table-cell office:value-type="float" office:value="3.91791127484414">
                <text:p>3.91791127484414</text:p>
              </table:table-cell>
              <table:table-cell office:value-type="float" office:value="4.26437662751814">
                <text:p>4.26437662751814</text:p>
              </table:table-cell>
              <table:table-cell office:value-type="float" office:value="4.16619331902927">
                <text:p>4.16619331902927</text:p>
              </table:table-cell>
              <table:table-cell office:value-type="float" office:value="4.0209546584454">
                <text:p>4.0209546584454</text:p>
              </table:table-cell>
              <table:table-cell office:value-type="float" office:value="4.0488489425683">
                <text:p>4.0488489425683</text:p>
              </table:table-cell>
              <table:table-cell office:value-type="float" office:value="4.24488465589393">
                <text:p>4.24488465589393</text:p>
              </table:table-cell>
              <table:table-cell office:value-type="float" office:value="3.90779150337199">
                <text:p>3.90779150337199</text:p>
              </table:table-cell>
              <table:table-cell office:value-type="float" office:value="4.30102995365479">
                <text:p>4.30102995365479</text:p>
              </table:table-cell>
              <table:table-cell office:value-type="float" office:value="4.32057091642028">
                <text:p>4.32057091642028</text:p>
              </table:table-cell>
              <table:table-cell office:value-type="float" office:value="4.67939559658066">
                <text:p>4.67939559658066</text:p>
              </table:table-cell>
              <table:table-cell office:value-type="float" office:value="3.92353198930022">
                <text:p>3.92353198930022</text:p>
              </table:table-cell>
              <table:table-cell office:value-type="float" office:value="4.6856314663866">
                <text:p>4.6856314663866</text:p>
              </table:table-cell>
              <table:table-cell office:value-type="float" office:value="4.22850234737692">
                <text:p>4.22850234737692</text:p>
              </table:table-cell>
              <table:table-cell office:value-type="float" office:value="4.3222703864372">
                <text:p>4.3222703864372</text:p>
              </table:table-cell>
              <table:table-cell office:value-type="float" office:value="4.00258883832877">
                <text:p>4.00258883832877</text:p>
              </table:table-cell>
              <table:table-cell office:value-type="float" office:value="4.07978667775675">
                <text:p>4.07978667775675</text:p>
              </table:table-cell>
              <table:table-cell office:value-type="float" office:value="4.18531029047284">
                <text:p>4.18531029047284</text:p>
              </table:table-cell>
              <table:table-cell office:value-type="float" office:value="4.06811134304575">
                <text:p>4.06811134304575</text:p>
              </table:table-cell>
              <table:table-cell office:value-type="float" office:value="4.21510700424767">
                <text:p>4.21510700424767</text:p>
              </table:table-cell>
              <table:table-cell office:value-type="float" office:value="3.95610703106554">
                <text:p>3.95610703106554</text:p>
              </table:table-cell>
              <table:table-cell office:value-type="float" office:value="4.19254532331284">
                <text:p>4.19254532331284</text:p>
              </table:table-cell>
              <table:table-cell office:value-type="float" office:value="3.872985308719">
                <text:p>3.872985308719</text:p>
              </table:table-cell>
              <table:table-cell office:value-type="float" office:value="4.17454360772981">
                <text:p>4.17454360772981</text:p>
              </table:table-cell>
              <table:table-cell office:value-type="float" office:value="4.264924642058">
                <text:p>4.264924642058</text:p>
              </table:table-cell>
              <table:table-cell office:value-type="float" office:value="4.13440974594259">
                <text:p>4.13440974594259</text:p>
              </table:table-cell>
              <table:table-cell office:value-type="float" office:value="3.94083717054121">
                <text:p>3.94083717054121</text:p>
              </table:table-cell>
              <table:table-cell office:value-type="float" office:value="4.02597842113223">
                <text:p>4.02597842113223</text:p>
              </table:table-cell>
              <table:table-cell office:value-type="float" office:value="4.05024386988439">
                <text:p>4.05024386988439</text:p>
              </table:table-cell>
              <table:table-cell office:value-type="float" office:value="4.12727259985473">
                <text:p>4.12727259985473</text:p>
              </table:table-cell>
              <table:table-cell office:value-type="float" office:value="3.83868074659251">
                <text:p>3.83868074659251</text:p>
              </table:table-cell>
              <table:table-cell office:value-type="float" office:value="3.96327908458639">
                <text:p>3.96327908458639</text:p>
              </table:table-cell>
              <table:table-cell office:value-type="float" office:value="3.83813581232443">
                <text:p>3.83813581232443</text:p>
              </table:table-cell>
              <table:table-cell office:value-type="float" office:value="3.99747475383139">
                <text:p>3.99747475383139</text:p>
              </table:table-cell>
              <table:table-cell office:value-type="float" office:value="3.91236236077093">
                <text:p>3.91236236077093</text:p>
              </table:table-cell>
              <table:table-cell office:value-type="float" office:value="4.11140633013966">
                <text:p>4.11140633013966</text:p>
              </table:table-cell>
              <table:table-cell office:value-type="float" office:value="4.11605144361812">
                <text:p>4.11605144361812</text:p>
              </table:table-cell>
              <table:table-cell office:value-type="float" office:value="3.92799215062773">
                <text:p>3.92799215062773</text:p>
              </table:table-cell>
              <table:table-cell office:value-type="float" office:value="3.8495163380711">
                <text:p>3.8495163380711</text:p>
              </table:table-cell>
              <table:table-cell office:value-type="float" office:value="3.93521916537421">
                <text:p>3.93521916537421</text:p>
              </table:table-cell>
              <table:table-cell office:value-type="float" office:value="3.74614111664672">
                <text:p>3.74614111664672</text:p>
              </table:table-cell>
              <table:table-cell office:value-type="float" office:value="3.69795537297734">
                <text:p>3.69795537297734</text:p>
              </table:table-cell>
              <table:table-cell office:value-type="float" office:value="3.93822402492586">
                <text:p>3.93822402492586</text:p>
              </table:table-cell>
              <table:table-cell office:value-type="float" office:value="3.90168581190641">
                <text:p>3.90168581190641</text:p>
              </table:table-cell>
              <table:table-cell office:value-type="float" office:value="3.95919688748796">
                <text:p>3.95919688748796</text:p>
              </table:table-cell>
              <table:table-cell office:value-type="float" office:value="3.61268617568289">
                <text:p>3.61268617568289</text:p>
              </table:table-cell>
              <table:table-cell office:value-type="float" office:value="3.92095391720908">
                <text:p>3.92095391720908</text:p>
              </table:table-cell>
              <table:table-cell office:value-type="float" office:value="3.94792518924469">
                <text:p>3.94792518924469</text:p>
              </table:table-cell>
              <table:table-cell office:value-type="float" office:value="4.04457271754111">
                <text:p>4.04457271754111</text:p>
              </table:table-cell>
              <table:table-cell office:value-type="float" office:value="3.86359825291387">
                <text:p>3.86359825291387</text:p>
              </table:table-cell>
              <table:table-cell office:value-type="float" office:value="3.91675577568324">
                <text:p>3.91675577568324</text:p>
              </table:table-cell>
              <table:table-cell office:value-type="float" office:value="3.75391113219071">
                <text:p>3.75391113219071</text:p>
              </table:table-cell>
              <table:table-cell office:value-type="float" office:value="4.08022409835239">
                <text:p>4.08022409835239</text:p>
              </table:table-cell>
              <table:table-cell office:value-type="float" office:value="4.03562823729165">
                <text:p>4.03562823729165</text:p>
              </table:table-cell>
              <table:table-cell office:value-type="float" office:value="4.03254950367338">
                <text:p>4.03254950367338</text:p>
              </table:table-cell>
              <table:table-cell office:value-type="float" office:value="3.68772244152282">
                <text:p>3.68772244152282</text:p>
              </table:table-cell>
              <table:table-cell office:value-type="float" office:value="3.94872999557741">
                <text:p>3.94872999557741</text:p>
              </table:table-cell>
              <table:table-cell office:value-type="float" office:value="3.93184959180614">
                <text:p>3.93184959180614</text:p>
              </table:table-cell>
              <table:table-cell office:value-type="float" office:value="4.23571404573508">
                <text:p>4.23571404573508</text:p>
              </table:table-cell>
              <table:table-cell office:value-type="float" office:value="3.88507585497913">
                <text:p>3.88507585497913</text:p>
              </table:table-cell>
              <table:table-cell office:value-type="float" office:value="3.75435940825112">
                <text:p>3.75435940825112</text:p>
              </table:table-cell>
              <table:table-cell office:value-type="float" office:value="3.89537423398038">
                <text:p>3.89537423398038</text:p>
              </table:table-cell>
              <table:table-cell office:value-type="float" office:value="3.8498818407104">
                <text:p>3.8498818407104</text:p>
              </table:table-cell>
              <table:table-cell office:value-type="float" office:value="3.77076039596273">
                <text:p>3.77076039596273</text:p>
              </table:table-cell>
              <table:table-cell office:value-type="float" office:value="3.80790567493899">
                <text:p>3.80790567493899</text:p>
              </table:table-cell>
              <table:table-cell office:value-type="float" office:value="3.95091786795524">
                <text:p>3.95091786795524</text:p>
              </table:table-cell>
              <table:table-cell office:value-type="float" office:value="4.08540171920186">
                <text:p>4.08540171920186</text:p>
              </table:table-cell>
              <table:table-cell office:value-type="float" office:value="3.89854378752405">
                <text:p>3.89854378752405</text:p>
              </table:table-cell>
              <table:table-cell office:value-type="float" office:value="3.81495988016398">
                <text:p>3.81495988016398</text:p>
              </table:table-cell>
              <table:table-cell office:value-type="float" office:value="3.97362034234382">
                <text:p>3.97362034234382</text:p>
              </table:table-cell>
              <table:table-cell office:value-type="float" office:value="3.77156674512359">
                <text:p>3.77156674512359</text:p>
              </table:table-cell>
              <table:table-cell office:value-type="float" office:value="3.72983043072011">
                <text:p>3.72983043072011</text:p>
              </table:table-cell>
              <table:table-cell office:value-type="float" office:value="3.88970476587957">
                <text:p>3.88970476587957</text:p>
              </table:table-cell>
              <table:table-cell office:value-type="float" office:value="3.78251613410131">
                <text:p>3.78251613410131</text:p>
              </table:table-cell>
              <table:table-cell office:value-type="float" office:value="3.85892574064369">
                <text:p>3.85892574064369</text:p>
              </table:table-cell>
              <table:table-cell office:value-type="float" office:value="3.96403367385629">
                <text:p>3.96403367385629</text:p>
              </table:table-cell>
              <table:table-cell office:value-type="float" office:value="3.8568580323873">
                <text:p>3.8568580323873</text:p>
              </table:table-cell>
              <table:table-cell office:value-type="float" office:value="3.8790970267642">
                <text:p>3.8790970267642</text:p>
              </table:table-cell>
              <table:table-cell office:value-type="float" office:value="3.80254967918436">
                <text:p>3.80254967918436</text:p>
              </table:table-cell>
              <table:table-cell office:value-type="float" office:value="3.73207431143597">
                <text:p>3.73207431143597</text:p>
              </table:table-cell>
              <table:table-cell office:value-type="float" office:value="3.46326261654877">
                <text:p>3.46326261654877</text:p>
              </table:table-cell>
              <table:table-cell office:value-type="float" office:value="3.65569236747452">
                <text:p>3.65569236747452</text:p>
              </table:table-cell>
              <table:table-cell office:value-type="float" office:value="3.69873088190651">
                <text:p>3.69873088190651</text:p>
              </table:table-cell>
              <table:table-cell office:value-type="float" office:value="3.60341648991102">
                <text:p>3.60341648991102</text:p>
              </table:table-cell>
              <table:table-cell office:value-type="float" office:value="3.64116306717834">
                <text:p>3.64116306717834</text:p>
              </table:table-cell>
              <table:table-cell office:value-type="float" office:value="3.62189276633243">
                <text:p>3.62189276633243</text:p>
              </table:table-cell>
              <table:table-cell office:value-type="float" office:value="3.43178371783414">
                <text:p>3.43178371783414</text:p>
              </table:table-cell>
              <table:table-cell office:value-type="float" office:value="3.81479559698304">
                <text:p>3.81479559698304</text:p>
              </table:table-cell>
              <table:table-cell office:value-type="float" office:value="3.681369786741">
                <text:p>3.681369786741</text:p>
              </table:table-cell>
              <table:table-cell office:value-type="float" office:value="3.62075088305319">
                <text:p>3.62075088305319</text:p>
              </table:table-cell>
              <table:table-cell office:value-type="float" office:value="3.58894709896175">
                <text:p>3.58894709896175</text:p>
              </table:table-cell>
              <table:table-cell office:value-type="float" office:value="3.47492162729412">
                <text:p>3.47492162729412</text:p>
              </table:table-cell>
              <table:table-cell office:value-type="float" office:value="3.58959275659542">
                <text:p>3.58959275659542</text:p>
              </table:table-cell>
              <table:table-cell office:value-type="float" office:value="3.71697971318771">
                <text:p>3.71697971318771</text:p>
              </table:table-cell>
              <table:table-cell office:value-type="float" office:value="3.41788415553994">
                <text:p>3.41788415553994</text:p>
              </table:table-cell>
              <table:table-cell office:value-type="float" office:value="3.54827156076441">
                <text:p>3.54827156076441</text:p>
              </table:table-cell>
              <table:table-cell office:value-type="float" office:value="3.6482678712377">
                <text:p>3.6482678712377</text:p>
              </table:table-cell>
              <table:table-cell office:value-type="float" office:value="3.59876196986019">
                <text:p>3.59876196986019</text:p>
              </table:table-cell>
              <table:table-cell office:value-type="float" office:value="3.70525573469902">
                <text:p>3.70525573469902</text:p>
              </table:table-cell>
              <table:table-cell office:value-type="float" office:value="3.53620877489713">
                <text:p>3.53620877489713</text:p>
              </table:table-cell>
              <table:table-cell office:value-type="float" office:value="3.77203896790669">
                <text:p>3.77203896790669</text:p>
              </table:table-cell>
              <table:table-cell office:value-type="float" office:value="3.57733150161809">
                <text:p>3.57733150161809</text:p>
              </table:table-cell>
              <table:table-cell office:value-type="float" office:value="3.73049131052814">
                <text:p>3.73049131052814</text:p>
              </table:table-cell>
              <table:table-cell office:value-type="float" office:value="3.50457368035297">
                <text:p>3.50457368035297</text:p>
              </table:table-cell>
              <table:table-cell office:value-type="float" office:value="3.50367846725848">
                <text:p>3.50367846725848</text:p>
              </table:table-cell>
              <table:table-cell office:value-type="float" office:value="3.66269382071096">
                <text:p>3.66269382071096</text:p>
              </table:table-cell>
              <table:table-cell office:value-type="float" office:value="3.61323698293528">
                <text:p>3.61323698293528</text:p>
              </table:table-cell>
              <table:table-cell office:value-type="float" office:value="3.37142859045831">
                <text:p>3.37142859045831</text:p>
              </table:table-cell>
              <table:table-cell office:value-type="float" office:value="3.71240589666067">
                <text:p>3.71240589666067</text:p>
              </table:table-cell>
              <table:table-cell office:value-type="float" office:value="3.61287943454884">
                <text:p>3.61287943454884</text:p>
              </table:table-cell>
              <table:table-cell office:value-type="float" office:value="3.52931510175264">
                <text:p>3.52931510175264</text:p>
              </table:table-cell>
              <table:table-cell office:value-type="float" office:value="3.29206853841579">
                <text:p>3.29206853841579</text:p>
              </table:table-cell>
              <table:table-cell office:value-type="float" office:value="3.47229285059886">
                <text:p>3.47229285059886</text:p>
              </table:table-cell>
              <table:table-cell office:value-type="float" office:value="3.44435818943511">
                <text:p>3.44435818943511</text:p>
              </table:table-cell>
              <table:table-cell office:value-type="float" office:value="3.42579113464999">
                <text:p>3.42579113464999</text:p>
              </table:table-cell>
              <table:table-cell office:value-type="float" office:value="3.41668854172531">
                <text:p>3.41668854172531</text:p>
              </table:table-cell>
              <table:table-cell office:value-type="float" office:value="3.45836868121806">
                <text:p>3.45836868121806</text:p>
              </table:table-cell>
              <table:table-cell office:value-type="float" office:value="3.47404553760102">
                <text:p>3.47404553760102</text:p>
              </table:table-cell>
              <table:table-cell office:value-type="float" office:value="3.38332810354394">
                <text:p>3.38332810354394</text:p>
              </table:table-cell>
              <table:table-cell office:value-type="float" office:value="3.39278287695501">
                <text:p>3.39278287695501</text:p>
              </table:table-cell>
              <table:table-cell office:value-type="float" office:value="3.44273715190638">
                <text:p>3.44273715190638</text:p>
              </table:table-cell>
              <table:table-cell office:value-type="float" office:value="3.29013262124687">
                <text:p>3.29013262124687</text:p>
              </table:table-cell>
              <table:table-cell office:value-type="float" office:value="3.36126460071481">
                <text:p>3.36126460071481</text:p>
              </table:table-cell>
              <table:table-cell office:value-type="float" office:value="3.32166405171744">
                <text:p>3.32166405171744</text:p>
              </table:table-cell>
              <table:table-cell office:value-type="float" office:value="3.41048307003589">
                <text:p>3.41048307003589</text:p>
              </table:table-cell>
              <table:table-cell office:value-type="float" office:value="3.28579323052511">
                <text:p>3.28579323052511</text:p>
              </table:table-cell>
              <table:table-cell office:value-type="float" office:value="3.3184206622492">
                <text:p>3.3184206622492</text:p>
              </table:table-cell>
              <table:table-cell office:value-type="float" office:value="3.30050280581051">
                <text:p>3.30050280581051</text:p>
              </table:table-cell>
              <table:table-cell office:value-type="float" office:value="3.32905328062706">
                <text:p>3.32905328062706</text:p>
              </table:table-cell>
              <table:table-cell office:value-type="float" office:value="3.43642131967156">
                <text:p>3.43642131967156</text:p>
              </table:table-cell>
              <table:table-cell office:value-type="float" office:value="3.21986615014483">
                <text:p>3.21986615014483</text:p>
              </table:table-cell>
              <table:table-cell office:value-type="float" office:value="3.10107590395991">
                <text:p>3.10107590395991</text:p>
              </table:table-cell>
              <table:table-cell office:value-type="float" office:value="3.27495218610691">
                <text:p>3.27495218610691</text:p>
              </table:table-cell>
              <table:table-cell office:value-type="float" office:value="3.13936016001916">
                <text:p>3.13936016001916</text:p>
              </table:table-cell>
              <table:table-cell office:value-type="float" office:value="3.27164703815537">
                <text:p>3.27164703815537</text:p>
              </table:table-cell>
              <table:table-cell office:value-type="float" office:value="3.09930024345588">
                <text:p>3.09930024345588</text:p>
              </table:table-cell>
              <table:table-cell office:value-type="float" office:value="3.26632975355043">
                <text:p>3.26632975355043</text:p>
              </table:table-cell>
              <table:table-cell office:value-type="float" office:value="3.20852314034492">
                <text:p>3.20852314034492</text:p>
              </table:table-cell>
              <table:table-cell office:value-type="float" office:value="3.06329182543036">
                <text:p>3.06329182543036</text:p>
              </table:table-cell>
              <table:table-cell office:value-type="float" office:value="3.16483595632866">
                <text:p>3.16483595632866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0.493135848515961">
                <text:p>0.493135848515961</text:p>
              </table:table-cell>
              <table:table-cell office:value-type="float" office:value="0.272678613877866">
                <text:p>0.272678613877866</text:p>
              </table:table-cell>
              <table:table-cell office:value-type="float" office:value="0.277572095701461">
                <text:p>0.277572095701461</text:p>
              </table:table-cell>
              <table:table-cell office:value-type="float" office:value="0.263824873849851">
                <text:p>0.263824873849851</text:p>
              </table:table-cell>
              <table:table-cell office:value-type="float" office:value="0.395638146281949">
                <text:p>0.395638146281949</text:p>
              </table:table-cell>
              <table:table-cell office:value-type="float" office:value="0.499801375344593">
                <text:p>0.499801375344593</text:p>
              </table:table-cell>
              <table:table-cell office:value-type="float" office:value="0.470882112230057">
                <text:p>0.470882112230057</text:p>
              </table:table-cell>
              <table:table-cell office:value-type="float" office:value="0.468211151815144">
                <text:p>0.468211151815144</text:p>
              </table:table-cell>
              <table:table-cell office:value-type="float" office:value="0.612315830213317">
                <text:p>0.612315830213317</text:p>
              </table:table-cell>
              <table:table-cell office:value-type="float" office:value="0.652677945458712">
                <text:p>0.652677945458712</text:p>
              </table:table-cell>
              <table:table-cell office:value-type="float" office:value="0.693765911567493">
                <text:p>0.693765911567493</text:p>
              </table:table-cell>
              <table:table-cell office:value-type="float" office:value="0.70944456116865">
                <text:p>0.70944456116865</text:p>
              </table:table-cell>
              <table:table-cell office:value-type="float" office:value="0.818944471365449">
                <text:p>0.818944471365449</text:p>
              </table:table-cell>
              <table:table-cell office:value-type="float" office:value="0.874083108966165">
                <text:p>0.874083108966165</text:p>
              </table:table-cell>
              <table:table-cell office:value-type="float" office:value="0.832973706594363">
                <text:p>0.832973706594363</text:p>
              </table:table-cell>
              <table:table-cell office:value-type="float" office:value="0.894710072140647">
                <text:p>0.894710072140647</text:p>
              </table:table-cell>
              <table:table-cell office:value-type="float" office:value="0.964079344974406">
                <text:p>0.964079344974406</text:p>
              </table:table-cell>
              <table:table-cell office:value-type="float" office:value="1.03801789184331">
                <text:p>1.03801789184331</text:p>
              </table:table-cell>
              <table:table-cell office:value-type="float" office:value="1.01116275597379">
                <text:p>1.01116275597379</text:p>
              </table:table-cell>
              <table:table-cell office:value-type="float" office:value="1.06042596463094">
                <text:p>1.06042596463094</text:p>
              </table:table-cell>
              <table:table-cell office:value-type="float" office:value="1.12694155364066">
                <text:p>1.12694155364066</text:p>
              </table:table-cell>
              <table:table-cell office:value-type="float" office:value="1.21763953441557">
                <text:p>1.21763953441557</text:p>
              </table:table-cell>
              <table:table-cell office:value-type="float" office:value="1.22230262208868">
                <text:p>1.22230262208868</text:p>
              </table:table-cell>
              <table:table-cell office:value-type="float" office:value="1.27769038005867">
                <text:p>1.27769038005867</text:p>
              </table:table-cell>
              <table:table-cell office:value-type="float" office:value="1.36499342379252">
                <text:p>1.36499342379252</text:p>
              </table:table-cell>
              <table:table-cell office:value-type="float" office:value="1.41840540173316">
                <text:p>1.41840540173316</text:p>
              </table:table-cell>
              <table:table-cell office:value-type="float" office:value="1.43482533701654">
                <text:p>1.43482533701654</text:p>
              </table:table-cell>
              <table:table-cell office:value-type="float" office:value="1.39561701979857">
                <text:p>1.39561701979857</text:p>
              </table:table-cell>
              <table:table-cell office:value-type="float" office:value="1.45036698438086">
                <text:p>1.45036698438086</text:p>
              </table:table-cell>
              <table:table-cell office:value-type="float" office:value="1.48214059361566">
                <text:p>1.48214059361566</text:p>
              </table:table-cell>
              <table:table-cell office:value-type="float" office:value="1.4908587616473">
                <text:p>1.4908587616473</text:p>
              </table:table-cell>
              <table:table-cell office:value-type="float" office:value="1.51183123944814">
                <text:p>1.51183123944814</text:p>
              </table:table-cell>
              <table:table-cell office:value-type="float" office:value="1.66207899319887">
                <text:p>1.66207899319887</text:p>
              </table:table-cell>
              <table:table-cell office:value-type="float" office:value="1.66130403395995">
                <text:p>1.66130403395995</text:p>
              </table:table-cell>
              <table:table-cell office:value-type="float" office:value="1.60787615514713">
                <text:p>1.60787615514713</text:p>
              </table:table-cell>
              <table:table-cell office:value-type="float" office:value="1.59388359444181">
                <text:p>1.59388359444181</text:p>
              </table:table-cell>
              <table:table-cell office:value-type="float" office:value="1.70047079858115">
                <text:p>1.70047079858115</text:p>
              </table:table-cell>
              <table:table-cell office:value-type="float" office:value="1.84136374340421">
                <text:p>1.84136374340421</text:p>
              </table:table-cell>
              <table:table-cell office:value-type="float" office:value="1.84425797061674">
                <text:p>1.84425797061674</text:p>
              </table:table-cell>
              <table:table-cell office:value-type="float" office:value="1.85756733044217">
                <text:p>1.85756733044217</text:p>
              </table:table-cell>
              <table:table-cell office:value-type="float" office:value="1.98482808730832">
                <text:p>1.98482808730832</text:p>
              </table:table-cell>
              <table:table-cell office:value-type="float" office:value="1.95999387330974">
                <text:p>1.95999387330974</text:p>
              </table:table-cell>
              <table:table-cell office:value-type="float" office:value="1.89991578997152">
                <text:p>1.89991578997152</text:p>
              </table:table-cell>
              <table:table-cell office:value-type="float" office:value="1.98704110625402">
                <text:p>1.98704110625402</text:p>
              </table:table-cell>
              <table:table-cell office:value-type="float" office:value="2.0723492466303">
                <text:p>2.0723492466303</text:p>
              </table:table-cell>
              <table:table-cell office:value-type="float" office:value="2.02289463888426">
                <text:p>2.02289463888426</text:p>
              </table:table-cell>
              <table:table-cell office:value-type="float" office:value="2.15134639236938">
                <text:p>2.15134639236938</text:p>
              </table:table-cell>
              <table:table-cell office:value-type="float" office:value="2.10803307408086">
                <text:p>2.10803307408086</text:p>
              </table:table-cell>
              <table:table-cell office:value-type="float" office:value="2.28610170188328">
                <text:p>2.28610170188328</text:p>
              </table:table-cell>
              <table:table-cell office:value-type="float" office:value="2.17505387289716">
                <text:p>2.17505387289716</text:p>
              </table:table-cell>
              <table:table-cell office:value-type="float" office:value="2.05681667615493">
                <text:p>2.05681667615493</text:p>
              </table:table-cell>
              <table:table-cell office:value-type="float" office:value="2.18251558473492">
                <text:p>2.18251558473492</text:p>
              </table:table-cell>
              <table:table-cell office:value-type="float" office:value="2.2318600612329">
                <text:p>2.2318600612329</text:p>
              </table:table-cell>
              <table:table-cell office:value-type="float" office:value="2.29852410707386">
                <text:p>2.29852410707386</text:p>
              </table:table-cell>
              <table:table-cell office:value-type="float" office:value="2.33099444102738">
                <text:p>2.33099444102738</text:p>
              </table:table-cell>
              <table:table-cell office:value-type="float" office:value="2.36634724818944">
                <text:p>2.36634724818944</text:p>
              </table:table-cell>
              <table:table-cell office:value-type="float" office:value="2.32857813503665">
                <text:p>2.32857813503665</text:p>
              </table:table-cell>
              <table:table-cell office:value-type="float" office:value="2.38891810006722">
                <text:p>2.38891810006722</text:p>
              </table:table-cell>
              <table:table-cell office:value-type="float" office:value="2.41103702128701">
                <text:p>2.41103702128701</text:p>
              </table:table-cell>
              <table:table-cell office:value-type="float" office:value="2.52235605279795">
                <text:p>2.52235605279795</text:p>
              </table:table-cell>
              <table:table-cell office:value-type="float" office:value="2.41191170859185">
                <text:p>2.41191170859185</text:p>
              </table:table-cell>
              <table:table-cell office:value-type="float" office:value="2.52649204260762">
                <text:p>2.52649204260762</text:p>
              </table:table-cell>
              <table:table-cell office:value-type="float" office:value="2.40150258262294">
                <text:p>2.40150258262294</text:p>
              </table:table-cell>
              <table:table-cell office:value-type="float" office:value="2.55276818430414">
                <text:p>2.55276818430414</text:p>
              </table:table-cell>
              <table:table-cell office:value-type="float" office:value="2.77552352371623">
                <text:p>2.77552352371623</text:p>
              </table:table-cell>
              <table:table-cell office:value-type="float" office:value="2.7118700956995">
                <text:p>2.7118700956995</text:p>
              </table:table-cell>
              <table:table-cell office:value-type="float" office:value="2.62819215715193">
                <text:p>2.62819215715193</text:p>
              </table:table-cell>
              <table:table-cell office:value-type="float" office:value="2.56867220171293">
                <text:p>2.56867220171293</text:p>
              </table:table-cell>
              <table:table-cell office:value-type="float" office:value="2.73497224106155">
                <text:p>2.73497224106155</text:p>
              </table:table-cell>
              <table:table-cell office:value-type="float" office:value="2.74539746490558">
                <text:p>2.74539746490558</text:p>
              </table:table-cell>
              <table:table-cell office:value-type="float" office:value="2.71792038053833">
                <text:p>2.71792038053833</text:p>
              </table:table-cell>
              <table:table-cell office:value-type="float" office:value="2.70590557312973">
                <text:p>2.70590557312973</text:p>
              </table:table-cell>
              <table:table-cell office:value-type="float" office:value="2.7329577846373">
                <text:p>2.7329577846373</text:p>
              </table:table-cell>
              <table:table-cell office:value-type="float" office:value="2.74150817163522">
                <text:p>2.74150817163522</text:p>
              </table:table-cell>
              <table:table-cell office:value-type="float" office:value="2.78697527295088">
                <text:p>2.78697527295088</text:p>
              </table:table-cell>
              <table:table-cell office:value-type="float" office:value="2.74777519693165">
                <text:p>2.74777519693165</text:p>
              </table:table-cell>
              <table:table-cell office:value-type="float" office:value="2.7736053534853">
                <text:p>2.7736053534853</text:p>
              </table:table-cell>
              <table:table-cell office:value-type="float" office:value="2.84122907624537">
                <text:p>2.84122907624537</text:p>
              </table:table-cell>
              <table:table-cell office:value-type="float" office:value="2.7822134428595">
                <text:p>2.7822134428595</text:p>
              </table:table-cell>
              <table:table-cell office:value-type="float" office:value="2.91853864592679">
                <text:p>2.91853864592679</text:p>
              </table:table-cell>
              <table:table-cell office:value-type="float" office:value="2.90750885284169">
                <text:p>2.90750885284169</text:p>
              </table:table-cell>
              <table:table-cell office:value-type="float" office:value="2.98332226101828">
                <text:p>2.98332226101828</text:p>
              </table:table-cell>
              <table:table-cell office:value-type="float" office:value="2.94912296570032">
                <text:p>2.94912296570032</text:p>
              </table:table-cell>
              <table:table-cell office:value-type="float" office:value="2.98976997082574">
                <text:p>2.98976997082574</text:p>
              </table:table-cell>
              <table:table-cell office:value-type="float" office:value="3.02018873400056">
                <text:p>3.02018873400056</text:p>
              </table:table-cell>
              <table:table-cell office:value-type="float" office:value="3.13699748947041">
                <text:p>3.13699748947041</text:p>
              </table:table-cell>
              <table:table-cell office:value-type="float" office:value="3.03116702265844">
                <text:p>3.03116702265844</text:p>
              </table:table-cell>
              <table:table-cell office:value-type="float" office:value="2.9839760351453">
                <text:p>2.9839760351453</text:p>
              </table:table-cell>
              <table:table-cell office:value-type="float" office:value="2.99750115320791">
                <text:p>2.99750115320791</text:p>
              </table:table-cell>
              <table:table-cell office:value-type="float" office:value="3.08181311903643">
                <text:p>3.08181311903643</text:p>
              </table:table-cell>
              <table:table-cell office:value-type="float" office:value="3.07189898128658">
                <text:p>3.07189898128658</text:p>
              </table:table-cell>
              <table:table-cell office:value-type="float" office:value="3.01590539004619">
                <text:p>3.01590539004619</text:p>
              </table:table-cell>
              <table:table-cell office:value-type="float" office:value="3.05191685761356">
                <text:p>3.05191685761356</text:p>
              </table:table-cell>
              <table:table-cell office:value-type="float" office:value="3.14379595367077">
                <text:p>3.14379595367077</text:p>
              </table:table-cell>
              <table:table-cell office:value-type="float" office:value="3.20604133164196">
                <text:p>3.20604133164196</text:p>
              </table:table-cell>
              <table:table-cell office:value-type="float" office:value="3.1156581788085">
                <text:p>3.1156581788085</text:p>
              </table:table-cell>
              <table:table-cell office:value-type="float" office:value="3.48552716014902">
                <text:p>3.48552716014902</text:p>
              </table:table-cell>
              <table:table-cell office:value-type="float" office:value="3.39360318542392">
                <text:p>3.39360318542392</text:p>
              </table:table-cell>
              <table:table-cell office:value-type="float" office:value="3.15461783121896">
                <text:p>3.15461783121896</text:p>
              </table:table-cell>
              <table:table-cell office:value-type="float" office:value="3.06586200319779">
                <text:p>3.06586200319779</text:p>
              </table:table-cell>
              <table:table-cell office:value-type="float" office:value="3.10592936299438">
                <text:p>3.10592936299438</text:p>
              </table:table-cell>
              <table:table-cell office:value-type="float" office:value="3.16368195940043">
                <text:p>3.16368195940043</text:p>
              </table:table-cell>
              <table:table-cell office:value-type="float" office:value="3.25841897239336">
                <text:p>3.25841897239336</text:p>
              </table:table-cell>
              <table:table-cell office:value-type="float" office:value="3.17255068559248">
                <text:p>3.17255068559248</text:p>
              </table:table-cell>
              <table:table-cell office:value-type="float" office:value="3.25608113087868">
                <text:p>3.25608113087868</text:p>
              </table:table-cell>
              <table:table-cell office:value-type="float" office:value="3.18856088560299">
                <text:p>3.18856088560299</text:p>
              </table:table-cell>
              <table:table-cell office:value-type="float" office:value="3.20430143425735">
                <text:p>3.20430143425735</text:p>
              </table:table-cell>
              <table:table-cell office:value-type="float" office:value="3.21511673077135">
                <text:p>3.21511673077135</text:p>
              </table:table-cell>
              <table:table-cell office:value-type="float" office:value="3.27991425628276">
                <text:p>3.27991425628276</text:p>
              </table:table-cell>
              <table:table-cell office:value-type="float" office:value="3.21379061941758">
                <text:p>3.21379061941758</text:p>
              </table:table-cell>
              <table:table-cell office:value-type="float" office:value="3.29633762507861">
                <text:p>3.29633762507861</text:p>
              </table:table-cell>
              <table:table-cell office:value-type="float" office:value="3.2089867699629">
                <text:p>3.2089867699629</text:p>
              </table:table-cell>
              <table:table-cell office:value-type="float" office:value="3.36241432658836">
                <text:p>3.36241432658836</text:p>
              </table:table-cell>
              <table:table-cell office:value-type="float" office:value="3.36444247152425">
                <text:p>3.36444247152425</text:p>
              </table:table-cell>
              <table:table-cell office:value-type="float" office:value="3.36179942449572">
                <text:p>3.36179942449572</text:p>
              </table:table-cell>
              <table:table-cell office:value-type="float" office:value="3.31262103292814">
                <text:p>3.31262103292814</text:p>
              </table:table-cell>
              <table:table-cell office:value-type="float" office:value="3.3109484157267">
                <text:p>3.3109484157267</text:p>
              </table:table-cell>
              <table:table-cell office:value-type="float" office:value="3.33037823623448">
                <text:p>3.33037823623448</text:p>
              </table:table-cell>
              <table:table-cell office:value-type="float" office:value="3.43262389999873">
                <text:p>3.43262389999873</text:p>
              </table:table-cell>
              <table:table-cell office:value-type="float" office:value="3.34444052927485">
                <text:p>3.34444052927485</text:p>
              </table:table-cell>
              <table:table-cell office:value-type="float" office:value="3.40504138420597">
                <text:p>3.40504138420597</text:p>
              </table:table-cell>
              <table:table-cell office:value-type="float" office:value="3.40003153123065">
                <text:p>3.40003153123065</text:p>
              </table:table-cell>
              <table:table-cell office:value-type="float" office:value="3.36442695518341">
                <text:p>3.36442695518341</text:p>
              </table:table-cell>
              <table:table-cell office:value-type="float" office:value="3.38112039449758">
                <text:p>3.38112039449758</text:p>
              </table:table-cell>
              <table:table-cell office:value-type="float" office:value="3.50250001066386">
                <text:p>3.50250001066386</text:p>
              </table:table-cell>
              <table:table-cell office:value-type="float" office:value="3.42969169832056">
                <text:p>3.42969169832056</text:p>
              </table:table-cell>
              <table:table-cell office:value-type="float" office:value="3.41709546881264">
                <text:p>3.41709546881264</text:p>
              </table:table-cell>
              <table:table-cell office:value-type="float" office:value="3.46704338943531">
                <text:p>3.46704338943531</text:p>
              </table:table-cell>
              <table:table-cell office:value-type="float" office:value="3.72207271960925">
                <text:p>3.72207271960925</text:p>
              </table:table-cell>
              <table:table-cell office:value-type="float" office:value="3.6265768932348">
                <text:p>3.6265768932348</text:p>
              </table:table-cell>
              <table:table-cell office:value-type="float" office:value="3.61310612895849">
                <text:p>3.61310612895849</text:p>
              </table:table-cell>
              <table:table-cell office:value-type="float" office:value="3.47341596875995">
                <text:p>3.47341596875995</text:p>
              </table:table-cell>
              <table:table-cell office:value-type="float" office:value="3.64994074498669">
                <text:p>3.64994074498669</text:p>
              </table:table-cell>
              <table:table-cell office:value-type="float" office:value="3.6072763108416">
                <text:p>3.6072763108416</text:p>
              </table:table-cell>
              <table:table-cell office:value-type="float" office:value="3.52703163935249">
                <text:p>3.52703163935249</text:p>
              </table:table-cell>
              <table:table-cell office:value-type="float" office:value="3.40185585177793">
                <text:p>3.40185585177793</text:p>
              </table:table-cell>
              <table:table-cell office:value-type="float" office:value="3.5028237060935">
                <text:p>3.5028237060935</text:p>
              </table:table-cell>
              <table:table-cell office:value-type="float" office:value="3.49955528440123">
                <text:p>3.49955528440123</text:p>
              </table:table-cell>
              <table:table-cell office:value-type="float" office:value="3.55699469779748">
                <text:p>3.55699469779748</text:p>
              </table:table-cell>
              <table:table-cell office:value-type="float" office:value="3.48127209346901">
                <text:p>3.48127209346901</text:p>
              </table:table-cell>
              <table:table-cell office:value-type="float" office:value="3.67657465088189">
                <text:p>3.67657465088189</text:p>
              </table:table-cell>
              <table:table-cell office:value-type="float" office:value="3.472610073046">
                <text:p>3.472610073046</text:p>
              </table:table-cell>
              <table:table-cell office:value-type="float" office:value="3.69344609467058">
                <text:p>3.69344609467058</text:p>
              </table:table-cell>
              <table:table-cell office:value-type="float" office:value="3.41837395744969">
                <text:p>3.41837395744969</text:p>
              </table:table-cell>
              <table:table-cell office:value-type="float" office:value="3.67825195122536">
                <text:p>3.67825195122536</text:p>
              </table:table-cell>
              <table:table-cell office:value-type="float" office:value="3.57951837467314">
                <text:p>3.57951837467314</text:p>
              </table:table-cell>
              <table:table-cell office:value-type="float" office:value="3.45374637419794">
                <text:p>3.45374637419794</text:p>
              </table:table-cell>
              <table:table-cell office:value-type="float" office:value="3.35642829028727">
                <text:p>3.35642829028727</text:p>
              </table:table-cell>
              <table:table-cell office:value-type="float" office:value="3.70310538621766">
                <text:p>3.70310538621766</text:p>
              </table:table-cell>
              <table:table-cell office:value-type="float" office:value="3.41809148617049">
                <text:p>3.41809148617049</text:p>
              </table:table-cell>
              <table:table-cell office:value-type="float" office:value="3.54370533204338">
                <text:p>3.54370533204338</text:p>
              </table:table-cell>
              <table:table-cell office:value-type="float" office:value="3.5104031729489">
                <text:p>3.5104031729489</text:p>
              </table:table-cell>
              <table:table-cell office:value-type="float" office:value="3.39512471937164">
                <text:p>3.39512471937164</text:p>
              </table:table-cell>
              <table:table-cell office:value-type="float" office:value="3.52929688577962">
                <text:p>3.52929688577962</text:p>
              </table:table-cell>
              <table:table-cell office:value-type="float" office:value="3.52570165439139">
                <text:p>3.52570165439139</text:p>
              </table:table-cell>
              <table:table-cell office:value-type="float" office:value="3.42076214578312">
                <text:p>3.42076214578312</text:p>
              </table:table-cell>
              <table:table-cell office:value-type="float" office:value="3.71482540543001">
                <text:p>3.71482540543001</text:p>
              </table:table-cell>
              <table:table-cell office:value-type="float" office:value="3.40090627074055">
                <text:p>3.40090627074055</text:p>
              </table:table-cell>
              <table:table-cell office:value-type="float" office:value="3.50592615751725">
                <text:p>3.50592615751725</text:p>
              </table:table-cell>
              <table:table-cell office:value-type="float" office:value="3.5184260029673">
                <text:p>3.5184260029673</text:p>
              </table:table-cell>
              <table:table-cell office:value-type="float" office:value="3.88842857535334">
                <text:p>3.88842857535334</text:p>
              </table:table-cell>
              <table:table-cell office:value-type="float" office:value="3.46232337096085">
                <text:p>3.46232337096085</text:p>
              </table:table-cell>
              <table:table-cell office:value-type="float" office:value="3.50195984265048">
                <text:p>3.50195984265048</text:p>
              </table:table-cell>
              <table:table-cell office:value-type="float" office:value="3.50138416648518">
                <text:p>3.50138416648518</text:p>
              </table:table-cell>
              <table:table-cell office:value-type="float" office:value="3.67031284368631">
                <text:p>3.67031284368631</text:p>
              </table:table-cell>
              <table:table-cell office:value-type="float" office:value="3.43636465198224">
                <text:p>3.43636465198224</text:p>
              </table:table-cell>
              <table:table-cell office:value-type="float" office:value="3.48802959131554">
                <text:p>3.48802959131554</text:p>
              </table:table-cell>
              <table:table-cell office:value-type="float" office:value="3.41402121990622">
                <text:p>3.41402121990622</text:p>
              </table:table-cell>
              <table:table-cell office:value-type="float" office:value="3.88758438207587">
                <text:p>3.88758438207587</text:p>
              </table:table-cell>
              <table:table-cell office:value-type="float" office:value="3.56772512044809">
                <text:p>3.56772512044809</text:p>
              </table:table-cell>
              <table:table-cell office:value-type="float" office:value="3.54583423004324">
                <text:p>3.54583423004324</text:p>
              </table:table-cell>
              <table:table-cell office:value-type="float" office:value="3.49748289736967">
                <text:p>3.49748289736967</text:p>
              </table:table-cell>
              <table:table-cell office:value-type="float" office:value="3.49198650269148">
                <text:p>3.49198650269148</text:p>
              </table:table-cell>
              <table:table-cell office:value-type="float" office:value="3.48801995994125">
                <text:p>3.48801995994125</text:p>
              </table:table-cell>
              <table:table-cell office:value-type="float" office:value="3.56511519752263">
                <text:p>3.56511519752263</text:p>
              </table:table-cell>
              <table:table-cell office:value-type="float" office:value="3.45692229030286">
                <text:p>3.45692229030286</text:p>
              </table:table-cell>
              <table:table-cell office:value-type="float" office:value="3.82281482276608">
                <text:p>3.82281482276608</text:p>
              </table:table-cell>
              <table:table-cell office:value-type="float" office:value="3.52253387972914">
                <text:p>3.52253387972914</text:p>
              </table:table-cell>
              <table:table-cell office:value-type="float" office:value="3.57976510090438">
                <text:p>3.57976510090438</text:p>
              </table:table-cell>
              <table:table-cell office:value-type="float" office:value="3.48653514611627">
                <text:p>3.48653514611627</text:p>
              </table:table-cell>
              <table:table-cell office:value-type="float" office:value="3.81588194751575">
                <text:p>3.81588194751575</text:p>
              </table:table-cell>
              <table:table-cell office:value-type="float" office:value="3.55860341829012">
                <text:p>3.55860341829012</text:p>
              </table:table-cell>
              <table:table-cell office:value-type="float" office:value="3.58115710880026">
                <text:p>3.58115710880026</text:p>
              </table:table-cell>
              <table:table-cell office:value-type="float" office:value="3.49069209295179">
                <text:p>3.49069209295179</text:p>
              </table:table-cell>
              <table:table-cell office:value-type="float" office:value="3.55136016389506">
                <text:p>3.55136016389506</text:p>
              </table:table-cell>
              <table:table-cell office:value-type="float" office:value="3.41783006136526">
                <text:p>3.41783006136526</text:p>
              </table:table-cell>
              <table:table-cell office:value-type="float" office:value="3.57042606237352">
                <text:p>3.57042606237352</text:p>
              </table:table-cell>
              <table:table-cell office:value-type="float" office:value="3.59827216735949">
                <text:p>3.59827216735949</text:p>
              </table:table-cell>
              <table:table-cell office:value-type="float" office:value="3.52926899875804">
                <text:p>3.52926899875804</text:p>
              </table:table-cell>
              <table:table-cell office:value-type="float" office:value="3.64127738333245">
                <text:p>3.64127738333245</text:p>
              </table:table-cell>
              <table:table-cell office:value-type="float" office:value="3.68981991310236">
                <text:p>3.68981991310236</text:p>
              </table:table-cell>
              <table:table-cell office:value-type="float" office:value="3.58316343433161">
                <text:p>3.58316343433161</text:p>
              </table:table-cell>
              <table:table-cell office:value-type="float" office:value="3.75693068271163">
                <text:p>3.75693068271163</text:p>
              </table:table-cell>
              <table:table-cell office:value-type="float" office:value="3.71202655577552">
                <text:p>3.71202655577552</text:p>
              </table:table-cell>
              <table:table-cell office:value-type="float" office:value="3.51875416301473">
                <text:p>3.51875416301473</text:p>
              </table:table-cell>
              <table:table-cell office:value-type="float" office:value="3.4956482224158">
                <text:p>3.4956482224158</text:p>
              </table:table-cell>
              <table:table-cell office:value-type="float" office:value="3.79035563876599">
                <text:p>3.79035563876599</text:p>
              </table:table-cell>
              <table:table-cell office:value-type="float" office:value="3.58923673365352">
                <text:p>3.58923673365352</text:p>
              </table:table-cell>
              <table:table-cell office:value-type="float" office:value="3.6349237863974">
                <text:p>3.6349237863974</text:p>
              </table:table-cell>
              <table:table-cell office:value-type="float" office:value="3.46362588958859">
                <text:p>3.46362588958859</text:p>
              </table:table-cell>
              <table:table-cell office:value-type="float" office:value="3.73873960217977">
                <text:p>3.73873960217977</text:p>
              </table:table-cell>
              <table:table-cell office:value-type="float" office:value="3.757120332844">
                <text:p>3.757120332844</text:p>
              </table:table-cell>
              <table:table-cell office:value-type="float" office:value="3.72993702640821">
                <text:p>3.72993702640821</text:p>
              </table:table-cell>
              <table:table-cell office:value-type="float" office:value="3.55652910653001">
                <text:p>3.55652910653001</text:p>
              </table:table-cell>
              <table:table-cell office:value-type="float" office:value="3.84407288931756">
                <text:p>3.84407288931756</text:p>
              </table:table-cell>
              <table:table-cell office:value-type="float" office:value="3.50547403410941">
                <text:p>3.50547403410941</text:p>
              </table:table-cell>
              <table:table-cell office:value-type="float" office:value="3.54904310385531">
                <text:p>3.54904310385531</text:p>
              </table:table-cell>
              <table:table-cell office:value-type="float" office:value="3.61937064347613">
                <text:p>3.61937064347613</text:p>
              </table:table-cell>
              <table:table-cell office:value-type="float" office:value="3.84605345704986">
                <text:p>3.84605345704986</text:p>
              </table:table-cell>
              <table:table-cell office:value-type="float" office:value="3.59177381460758">
                <text:p>3.59177381460758</text:p>
              </table:table-cell>
              <table:table-cell office:value-type="float" office:value="3.64881295411892">
                <text:p>3.64881295411892</text:p>
              </table:table-cell>
              <table:table-cell office:value-type="float" office:value="3.54250648993765">
                <text:p>3.54250648993765</text:p>
              </table:table-cell>
              <table:table-cell office:value-type="float" office:value="3.85371491612166">
                <text:p>3.85371491612166</text:p>
              </table:table-cell>
              <table:table-cell office:value-type="float" office:value="3.63303864056756">
                <text:p>3.63303864056756</text:p>
              </table:table-cell>
              <table:table-cell office:value-type="float" office:value="3.49035541426317">
                <text:p>3.49035541426317</text:p>
              </table:table-cell>
              <table:table-cell office:value-type="float" office:value="3.56602388047573">
                <text:p>3.56602388047573</text:p>
              </table:table-cell>
              <table:table-cell office:value-type="float" office:value="3.65672216103345">
                <text:p>3.65672216103345</text:p>
              </table:table-cell>
              <table:table-cell office:value-type="float" office:value="3.66740321226864">
                <text:p>3.66740321226864</text:p>
              </table:table-cell>
              <table:table-cell office:value-type="float" office:value="3.5652317662691">
                <text:p>3.5652317662691</text:p>
              </table:table-cell>
              <table:table-cell office:value-type="float" office:value="3.55409870594804">
                <text:p>3.55409870594804</text:p>
              </table:table-cell>
              <table:table-cell office:value-type="float" office:value="3.79575369797691">
                <text:p>3.79575369797691</text:p>
              </table:table-cell>
              <table:table-cell office:value-type="float" office:value="3.61333980541653">
                <text:p>3.61333980541653</text:p>
              </table:table-cell>
              <table:table-cell office:value-type="float" office:value="3.56950620690545">
                <text:p>3.56950620690545</text:p>
              </table:table-cell>
              <table:table-cell office:value-type="float" office:value="3.56898436595379">
                <text:p>3.56898436595379</text:p>
              </table:table-cell>
              <table:table-cell office:value-type="float" office:value="3.88162400635115">
                <text:p>3.88162400635115</text:p>
              </table:table-cell>
              <table:table-cell office:value-type="float" office:value="3.72938841218523">
                <text:p>3.72938841218523</text:p>
              </table:table-cell>
              <table:table-cell office:value-type="float" office:value="3.57623488211196">
                <text:p>3.57623488211196</text:p>
              </table:table-cell>
              <table:table-cell office:value-type="float" office:value="3.57947973084385">
                <text:p>3.57947973084385</text:p>
              </table:table-cell>
              <table:table-cell office:value-type="float" office:value="3.72070568719574">
                <text:p>3.72070568719574</text:p>
              </table:table-cell>
              <table:table-cell office:value-type="float" office:value="3.64044381328769">
                <text:p>3.64044381328769</text:p>
              </table:table-cell>
              <table:table-cell office:value-type="float" office:value="3.55992263059219">
                <text:p>3.55992263059219</text:p>
              </table:table-cell>
              <table:table-cell office:value-type="float" office:value="3.53377637389834">
                <text:p>3.53377637389834</text:p>
              </table:table-cell>
              <table:table-cell office:value-type="float" office:value="3.48697850813999">
                <text:p>3.48697850813999</text:p>
              </table:table-cell>
              <table:table-cell office:value-type="float" office:value="3.54747694670912">
                <text:p>3.54747694670912</text:p>
              </table:table-cell>
              <table:table-cell office:value-type="float" office:value="3.57301595107502">
                <text:p>3.57301595107502</text:p>
              </table:table-cell>
              <table:table-cell office:value-type="float" office:value="3.50023431267943">
                <text:p>3.50023431267943</text:p>
              </table:table-cell>
              <table:table-cell office:value-type="float" office:value="3.54230367358087">
                <text:p>3.54230367358087</text:p>
              </table:table-cell>
              <table:table-cell office:value-type="float" office:value="3.68102793779116">
                <text:p>3.68102793779116</text:p>
              </table:table-cell>
              <table:table-cell office:value-type="float" office:value="3.55682721508705">
                <text:p>3.55682721508705</text:p>
              </table:table-cell>
              <table:table-cell office:value-type="float" office:value="3.47435866923639">
                <text:p>3.47435866923639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0.496908291358666">
                <text:p>0.496908291358666</text:p>
              </table:table-cell>
              <table:table-cell office:value-type="float" office:value="0.353597936272667">
                <text:p>0.353597936272667</text:p>
              </table:table-cell>
              <table:table-cell office:value-type="float" office:value="0.455399113270444">
                <text:p>0.455399113270444</text:p>
              </table:table-cell>
              <table:table-cell office:value-type="float" office:value="0.461899821903844">
                <text:p>0.461899821903844</text:p>
              </table:table-cell>
              <table:table-cell office:value-type="float" office:value="0.617863786166673">
                <text:p>0.617863786166673</text:p>
              </table:table-cell>
              <table:table-cell office:value-type="float" office:value="0.600336563700857">
                <text:p>0.600336563700857</text:p>
              </table:table-cell>
              <table:table-cell office:value-type="float" office:value="0.883874026651994">
                <text:p>0.883874026651994</text:p>
              </table:table-cell>
              <table:table-cell office:value-type="float" office:value="0.930529088302174">
                <text:p>0.930529088302174</text:p>
              </table:table-cell>
              <table:table-cell office:value-type="float" office:value="0.98891599731486">
                <text:p>0.98891599731486</text:p>
              </table:table-cell>
              <table:table-cell office:value-type="float" office:value="0.987360972319035">
                <text:p>0.987360972319035</text:p>
              </table:table-cell>
              <table:table-cell office:value-type="float" office:value="1.26465726208858">
                <text:p>1.26465726208858</text:p>
              </table:table-cell>
              <table:table-cell office:value-type="float" office:value="1.24404120394314">
                <text:p>1.24404120394314</text:p>
              </table:table-cell>
              <table:table-cell office:value-type="float" office:value="1.37966635179695">
                <text:p>1.37966635179695</text:p>
              </table:table-cell>
              <table:table-cell office:value-type="float" office:value="1.58026914551027">
                <text:p>1.58026914551027</text:p>
              </table:table-cell>
              <table:table-cell office:value-type="float" office:value="1.50997300213077">
                <text:p>1.50997300213077</text:p>
              </table:table-cell>
              <table:table-cell office:value-type="float" office:value="1.66667965739925">
                <text:p>1.66667965739925</text:p>
              </table:table-cell>
              <table:table-cell office:value-type="float" office:value="1.78161354397619">
                <text:p>1.78161354397619</text:p>
              </table:table-cell>
              <table:table-cell office:value-type="float" office:value="1.77370555125231">
                <text:p>1.77370555125231</text:p>
              </table:table-cell>
              <table:table-cell office:value-type="float" office:value="1.72156282788524">
                <text:p>1.72156282788524</text:p>
              </table:table-cell>
              <table:table-cell office:value-type="float" office:value="1.89799811675622">
                <text:p>1.89799811675622</text:p>
              </table:table-cell>
              <table:table-cell office:value-type="float" office:value="1.88038579423371">
                <text:p>1.88038579423371</text:p>
              </table:table-cell>
              <table:table-cell office:value-type="float" office:value="2.10631653927859">
                <text:p>2.10631653927859</text:p>
              </table:table-cell>
              <table:table-cell office:value-type="float" office:value="2.10397601407671">
                <text:p>2.10397601407671</text:p>
              </table:table-cell>
              <table:table-cell office:value-type="float" office:value="2.29962569287774">
                <text:p>2.29962569287774</text:p>
              </table:table-cell>
              <table:table-cell office:value-type="float" office:value="2.04369489968609">
                <text:p>2.04369489968609</text:p>
              </table:table-cell>
              <table:table-cell office:value-type="float" office:value="2.45075452644336">
                <text:p>2.45075452644336</text:p>
              </table:table-cell>
              <table:table-cell office:value-type="float" office:value="2.50210778227497">
                <text:p>2.50210778227497</text:p>
              </table:table-cell>
              <table:table-cell office:value-type="float" office:value="2.4780043887361">
                <text:p>2.4780043887361</text:p>
              </table:table-cell>
              <table:table-cell office:value-type="float" office:value="2.67512174905521">
                <text:p>2.67512174905521</text:p>
              </table:table-cell>
              <table:table-cell office:value-type="float" office:value="2.59610147748954">
                <text:p>2.59610147748954</text:p>
              </table:table-cell>
              <table:table-cell office:value-type="float" office:value="2.56310904969045">
                <text:p>2.56310904969045</text:p>
              </table:table-cell>
              <table:table-cell office:value-type="float" office:value="2.61425824766347">
                <text:p>2.61425824766347</text:p>
              </table:table-cell>
              <table:table-cell office:value-type="float" office:value="2.70710334265855">
                <text:p>2.70710334265855</text:p>
              </table:table-cell>
              <table:table-cell office:value-type="float" office:value="2.81418736594511">
                <text:p>2.81418736594511</text:p>
              </table:table-cell>
              <table:table-cell office:value-type="float" office:value="2.80817342497623">
                <text:p>2.80817342497623</text:p>
              </table:table-cell>
              <table:table-cell office:value-type="float" office:value="2.99818977322024">
                <text:p>2.99818977322024</text:p>
              </table:table-cell>
              <table:table-cell office:value-type="float" office:value="3.09705941815509">
                <text:p>3.09705941815509</text:p>
              </table:table-cell>
              <table:table-cell office:value-type="float" office:value="3.08358241149161">
                <text:p>3.08358241149161</text:p>
              </table:table-cell>
              <table:table-cell office:value-type="float" office:value="3.25945053732366">
                <text:p>3.25945053732366</text:p>
              </table:table-cell>
              <table:table-cell office:value-type="float" office:value="3.3287089094801">
                <text:p>3.3287089094801</text:p>
              </table:table-cell>
              <table:table-cell office:value-type="float" office:value="3.33410287534624">
                <text:p>3.33410287534624</text:p>
              </table:table-cell>
              <table:table-cell office:value-type="float" office:value="3.39438299534347">
                <text:p>3.39438299534347</text:p>
              </table:table-cell>
              <table:table-cell office:value-type="float" office:value="3.38613087537615">
                <text:p>3.38613087537615</text:p>
              </table:table-cell>
              <table:table-cell office:value-type="float" office:value="3.51122726970002">
                <text:p>3.51122726970002</text:p>
              </table:table-cell>
              <table:table-cell office:value-type="float" office:value="3.63966530808823">
                <text:p>3.63966530808823</text:p>
              </table:table-cell>
              <table:table-cell office:value-type="float" office:value="3.47965929098825">
                <text:p>3.47965929098825</text:p>
              </table:table-cell>
              <table:table-cell office:value-type="float" office:value="3.67791953956347">
                <text:p>3.67791953956347</text:p>
              </table:table-cell>
              <table:table-cell office:value-type="float" office:value="3.7773058192142">
                <text:p>3.7773058192142</text:p>
              </table:table-cell>
              <table:table-cell office:value-type="float" office:value="3.46517318666011">
                <text:p>3.46517318666011</text:p>
              </table:table-cell>
              <table:table-cell office:value-type="float" office:value="3.68146537590054">
                <text:p>3.68146537590054</text:p>
              </table:table-cell>
              <table:table-cell office:value-type="float" office:value="3.74836722252373">
                <text:p>3.74836722252373</text:p>
              </table:table-cell>
              <table:table-cell office:value-type="float" office:value="4.00598472624809">
                <text:p>4.00598472624809</text:p>
              </table:table-cell>
              <table:table-cell office:value-type="float" office:value="3.89860143247701">
                <text:p>3.89860143247701</text:p>
              </table:table-cell>
              <table:table-cell office:value-type="float" office:value="3.94062686846297">
                <text:p>3.94062686846297</text:p>
              </table:table-cell>
              <table:table-cell office:value-type="float" office:value="3.91343056650492">
                <text:p>3.91343056650492</text:p>
              </table:table-cell>
              <table:table-cell office:value-type="float" office:value="3.98897176810381">
                <text:p>3.98897176810381</text:p>
              </table:table-cell>
              <table:table-cell office:value-type="float" office:value="3.81582827166909">
                <text:p>3.81582827166909</text:p>
              </table:table-cell>
              <table:table-cell office:value-type="float" office:value="3.9097996349322">
                <text:p>3.9097996349322</text:p>
              </table:table-cell>
              <table:table-cell office:value-type="float" office:value="4.01114268806314">
                <text:p>4.01114268806314</text:p>
              </table:table-cell>
              <table:table-cell office:value-type="float" office:value="4.16075259085302">
                <text:p>4.16075259085302</text:p>
              </table:table-cell>
              <table:table-cell office:value-type="float" office:value="3.8711552053706">
                <text:p>3.8711552053706</text:p>
              </table:table-cell>
              <table:table-cell office:value-type="float" office:value="4.31368292593581">
                <text:p>4.31368292593581</text:p>
              </table:table-cell>
              <table:table-cell office:value-type="float" office:value="4.04281988340222">
                <text:p>4.04281988340222</text:p>
              </table:table-cell>
              <table:table-cell office:value-type="float" office:value="4.36530300037067">
                <text:p>4.36530300037067</text:p>
              </table:table-cell>
              <table:table-cell office:value-type="float" office:value="4.05643772024577">
                <text:p>4.05643772024577</text:p>
              </table:table-cell>
              <table:table-cell office:value-type="float" office:value="4.3199925875166">
                <text:p>4.3199925875166</text:p>
              </table:table-cell>
              <table:table-cell office:value-type="float" office:value="4.28339515269644">
                <text:p>4.28339515269644</text:p>
              </table:table-cell>
              <table:table-cell office:value-type="float" office:value="4.23959771411097">
                <text:p>4.23959771411097</text:p>
              </table:table-cell>
              <table:table-cell office:value-type="float" office:value="4.44757135168717">
                <text:p>4.44757135168717</text:p>
              </table:table-cell>
              <table:table-cell office:value-type="float" office:value="4.1061043224814">
                <text:p>4.1061043224814</text:p>
              </table:table-cell>
              <table:table-cell office:value-type="float" office:value="4.04437910397372">
                <text:p>4.04437910397372</text:p>
              </table:table-cell>
              <table:table-cell office:value-type="float" office:value="4.09112786294691">
                <text:p>4.09112786294691</text:p>
              </table:table-cell>
              <table:table-cell office:value-type="float" office:value="4.25253776591797">
                <text:p>4.25253776591797</text:p>
              </table:table-cell>
              <table:table-cell office:value-type="float" office:value="4.2184619732348">
                <text:p>4.2184619732348</text:p>
              </table:table-cell>
              <table:table-cell office:value-type="float" office:value="4.30692140987463">
                <text:p>4.30692140987463</text:p>
              </table:table-cell>
              <table:table-cell office:value-type="float" office:value="4.42556089124493">
                <text:p>4.42556089124493</text:p>
              </table:table-cell>
              <table:table-cell office:value-type="float" office:value="4.24428334986937">
                <text:p>4.24428334986937</text:p>
              </table:table-cell>
              <table:table-cell office:value-type="float" office:value="4.51323274578487">
                <text:p>4.51323274578487</text:p>
              </table:table-cell>
              <table:table-cell office:value-type="float" office:value="4.35175637999512">
                <text:p>4.35175637999512</text:p>
              </table:table-cell>
              <table:table-cell office:value-type="float" office:value="4.09296979932926">
                <text:p>4.09296979932926</text:p>
              </table:table-cell>
              <table:table-cell office:value-type="float" office:value="4.39384275688964">
                <text:p>4.39384275688964</text:p>
              </table:table-cell>
              <table:table-cell office:value-type="float" office:value="4.17054074810223">
                <text:p>4.17054074810223</text:p>
              </table:table-cell>
              <table:table-cell office:value-type="float" office:value="4.35087322550155">
                <text:p>4.35087322550155</text:p>
              </table:table-cell>
              <table:table-cell office:value-type="float" office:value="4.56982357084681">
                <text:p>4.56982357084681</text:p>
              </table:table-cell>
              <table:table-cell office:value-type="float" office:value="4.44350051023064">
                <text:p>4.44350051023064</text:p>
              </table:table-cell>
              <table:table-cell office:value-type="float" office:value="4.39116344519735">
                <text:p>4.39116344519735</text:p>
              </table:table-cell>
              <table:table-cell office:value-type="float" office:value="4.68916759741865">
                <text:p>4.68916759741865</text:p>
              </table:table-cell>
              <table:table-cell office:value-type="float" office:value="4.62782222357503">
                <text:p>4.62782222357503</text:p>
              </table:table-cell>
              <table:table-cell office:value-type="float" office:value="4.42342779814726">
                <text:p>4.42342779814726</text:p>
              </table:table-cell>
              <table:table-cell office:value-type="float" office:value="4.44673923919152">
                <text:p>4.44673923919152</text:p>
              </table:table-cell>
              <table:table-cell office:value-type="float" office:value="4.76054097540105">
                <text:p>4.76054097540105</text:p>
              </table:table-cell>
              <table:table-cell office:value-type="float" office:value="4.51587362052429">
                <text:p>4.51587362052429</text:p>
              </table:table-cell>
              <table:table-cell office:value-type="float" office:value="4.58906182535275">
                <text:p>4.58906182535275</text:p>
              </table:table-cell>
              <table:table-cell office:value-type="float" office:value="4.66872936982425">
                <text:p>4.66872936982425</text:p>
              </table:table-cell>
              <table:table-cell office:value-type="float" office:value="4.65312759506468">
                <text:p>4.65312759506468</text:p>
              </table:table-cell>
              <table:table-cell office:value-type="float" office:value="4.62214693485321">
                <text:p>4.62214693485321</text:p>
              </table:table-cell>
              <table:table-cell office:value-type="float" office:value="4.60932996485586">
                <text:p>4.60932996485586</text:p>
              </table:table-cell>
              <table:table-cell office:value-type="float" office:value="4.47858674885815">
                <text:p>4.47858674885815</text:p>
              </table:table-cell>
              <table:table-cell office:value-type="float" office:value="4.36602680059008">
                <text:p>4.36602680059008</text:p>
              </table:table-cell>
              <table:table-cell office:value-type="float" office:value="4.63515155974362">
                <text:p>4.63515155974362</text:p>
              </table:table-cell>
              <table:table-cell office:value-type="float" office:value="4.43362393860455">
                <text:p>4.43362393860455</text:p>
              </table:table-cell>
              <table:table-cell office:value-type="float" office:value="4.56953791164841">
                <text:p>4.56953791164841</text:p>
              </table:table-cell>
              <table:table-cell office:value-type="float" office:value="4.72573552878334">
                <text:p>4.72573552878334</text:p>
              </table:table-cell>
              <table:table-cell office:value-type="float" office:value="4.51292711836752">
                <text:p>4.51292711836752</text:p>
              </table:table-cell>
              <table:table-cell office:value-type="float" office:value="4.49510723115976">
                <text:p>4.49510723115976</text:p>
              </table:table-cell>
              <table:table-cell office:value-type="float" office:value="4.59241959489863">
                <text:p>4.59241959489863</text:p>
              </table:table-cell>
              <table:table-cell office:value-type="float" office:value="4.45018841837066">
                <text:p>4.45018841837066</text:p>
              </table:table-cell>
              <table:table-cell office:value-type="float" office:value="4.55246779110243">
                <text:p>4.55246779110243</text:p>
              </table:table-cell>
              <table:table-cell office:value-type="float" office:value="4.48470172190343">
                <text:p>4.48470172190343</text:p>
              </table:table-cell>
              <table:table-cell office:value-type="float" office:value="4.36064195787417">
                <text:p>4.36064195787417</text:p>
              </table:table-cell>
              <table:table-cell office:value-type="float" office:value="4.62831719858795">
                <text:p>4.62831719858795</text:p>
              </table:table-cell>
              <table:table-cell office:value-type="float" office:value="4.47839976685378">
                <text:p>4.47839976685378</text:p>
              </table:table-cell>
              <table:table-cell office:value-type="float" office:value="4.48046877730728">
                <text:p>4.48046877730728</text:p>
              </table:table-cell>
              <table:table-cell office:value-type="float" office:value="4.55592808794022">
                <text:p>4.55592808794022</text:p>
              </table:table-cell>
              <table:table-cell office:value-type="float" office:value="4.68233276960626">
                <text:p>4.68233276960626</text:p>
              </table:table-cell>
              <table:table-cell office:value-type="float" office:value="4.7937014020844">
                <text:p>4.7937014020844</text:p>
              </table:table-cell>
              <table:table-cell office:value-type="float" office:value="4.70393082811848">
                <text:p>4.70393082811848</text:p>
              </table:table-cell>
              <table:table-cell office:value-type="float" office:value="4.65089146700353">
                <text:p>4.65089146700353</text:p>
              </table:table-cell>
              <table:table-cell office:value-type="float" office:value="4.70598211046872">
                <text:p>4.70598211046872</text:p>
              </table:table-cell>
              <table:table-cell office:value-type="float" office:value="4.59319143604327">
                <text:p>4.59319143604327</text:p>
              </table:table-cell>
              <table:table-cell office:value-type="float" office:value="4.44678292303442">
                <text:p>4.44678292303442</text:p>
              </table:table-cell>
              <table:table-cell office:value-type="float" office:value="4.4036023656449">
                <text:p>4.4036023656449</text:p>
              </table:table-cell>
              <table:table-cell office:value-type="float" office:value="4.49279926116068">
                <text:p>4.49279926116068</text:p>
              </table:table-cell>
              <table:table-cell office:value-type="float" office:value="4.66047979243558">
                <text:p>4.66047979243558</text:p>
              </table:table-cell>
              <table:table-cell office:value-type="float" office:value="4.55777221707598">
                <text:p>4.55777221707598</text:p>
              </table:table-cell>
              <table:table-cell office:value-type="float" office:value="4.35999378512747">
                <text:p>4.35999378512747</text:p>
              </table:table-cell>
              <table:table-cell office:value-type="float" office:value="4.47915880728236">
                <text:p>4.47915880728236</text:p>
              </table:table-cell>
              <table:table-cell office:value-type="float" office:value="4.33025102360368">
                <text:p>4.33025102360368</text:p>
              </table:table-cell>
              <table:table-cell office:value-type="float" office:value="4.41986222165449">
                <text:p>4.41986222165449</text:p>
              </table:table-cell>
              <table:table-cell office:value-type="float" office:value="4.47472767198884">
                <text:p>4.47472767198884</text:p>
              </table:table-cell>
              <table:table-cell office:value-type="float" office:value="4.42729261239939">
                <text:p>4.42729261239939</text:p>
              </table:table-cell>
              <table:table-cell office:value-type="float" office:value="4.43606633119263">
                <text:p>4.43606633119263</text:p>
              </table:table-cell>
              <table:table-cell office:value-type="float" office:value="4.54886902404409">
                <text:p>4.54886902404409</text:p>
              </table:table-cell>
              <table:table-cell office:value-type="float" office:value="4.28255515799964">
                <text:p>4.28255515799964</text:p>
              </table:table-cell>
              <table:table-cell office:value-type="float" office:value="4.39019023168704">
                <text:p>4.39019023168704</text:p>
              </table:table-cell>
              <table:table-cell office:value-type="float" office:value="4.27059722454298">
                <text:p>4.27059722454298</text:p>
              </table:table-cell>
              <table:table-cell office:value-type="float" office:value="4.33199757146674">
                <text:p>4.33199757146674</text:p>
              </table:table-cell>
              <table:table-cell office:value-type="float" office:value="4.35581627949221">
                <text:p>4.35581627949221</text:p>
              </table:table-cell>
              <table:table-cell office:value-type="float" office:value="4.43058489307387">
                <text:p>4.43058489307387</text:p>
              </table:table-cell>
              <table:table-cell office:value-type="float" office:value="4.38509420000998">
                <text:p>4.38509420000998</text:p>
              </table:table-cell>
              <table:table-cell office:value-type="float" office:value="4.45445469682728">
                <text:p>4.45445469682728</text:p>
              </table:table-cell>
              <table:table-cell office:value-type="float" office:value="4.48548190422923">
                <text:p>4.48548190422923</text:p>
              </table:table-cell>
              <table:table-cell office:value-type="float" office:value="4.35809671061142">
                <text:p>4.35809671061142</text:p>
              </table:table-cell>
              <table:table-cell office:value-type="float" office:value="4.48146806443762">
                <text:p>4.48146806443762</text:p>
              </table:table-cell>
              <table:table-cell office:value-type="float" office:value="4.26491771002538">
                <text:p>4.26491771002538</text:p>
              </table:table-cell>
              <table:table-cell office:value-type="float" office:value="4.42484346708385">
                <text:p>4.42484346708385</text:p>
              </table:table-cell>
              <table:table-cell office:value-type="float" office:value="4.24669075286588">
                <text:p>4.24669075286588</text:p>
              </table:table-cell>
              <table:table-cell office:value-type="float" office:value="4.4535006531207">
                <text:p>4.4535006531207</text:p>
              </table:table-cell>
              <table:table-cell office:value-type="float" office:value="4.11817060664859">
                <text:p>4.11817060664859</text:p>
              </table:table-cell>
              <table:table-cell office:value-type="float" office:value="4.25951085032799">
                <text:p>4.25951085032799</text:p>
              </table:table-cell>
              <table:table-cell office:value-type="float" office:value="4.05979281334216">
                <text:p>4.05979281334216</text:p>
              </table:table-cell>
              <table:table-cell office:value-type="float" office:value="4.27293001065105">
                <text:p>4.27293001065105</text:p>
              </table:table-cell>
              <table:table-cell office:value-type="float" office:value="4.21880357269389">
                <text:p>4.21880357269389</text:p>
              </table:table-cell>
              <table:table-cell office:value-type="float" office:value="4.33048983432866">
                <text:p>4.33048983432866</text:p>
              </table:table-cell>
              <table:table-cell office:value-type="float" office:value="4.37956933500859">
                <text:p>4.37956933500859</text:p>
              </table:table-cell>
              <table:table-cell office:value-type="float" office:value="4.23329831977848">
                <text:p>4.23329831977848</text:p>
              </table:table-cell>
              <table:table-cell office:value-type="float" office:value="4.24144097021188">
                <text:p>4.24144097021188</text:p>
              </table:table-cell>
              <table:table-cell office:value-type="float" office:value="4.29407907513748">
                <text:p>4.29407907513748</text:p>
              </table:table-cell>
              <table:table-cell office:value-type="float" office:value="4.12516843414628">
                <text:p>4.12516843414628</text:p>
              </table:table-cell>
              <table:table-cell office:value-type="float" office:value="4.18799428055261">
                <text:p>4.18799428055261</text:p>
              </table:table-cell>
              <table:table-cell office:value-type="float" office:value="4.15300058694178">
                <text:p>4.15300058694178</text:p>
              </table:table-cell>
              <table:table-cell office:value-type="float" office:value="4.1330236377355">
                <text:p>4.1330236377355</text:p>
              </table:table-cell>
              <table:table-cell office:value-type="float" office:value="4.30649307440099">
                <text:p>4.30649307440099</text:p>
              </table:table-cell>
              <table:table-cell office:value-type="float" office:value="4.09755823356354">
                <text:p>4.09755823356354</text:p>
              </table:table-cell>
              <table:table-cell office:value-type="float" office:value="4.29152114434417">
                <text:p>4.29152114434417</text:p>
              </table:table-cell>
              <table:table-cell office:value-type="float" office:value="4.11768187396942">
                <text:p>4.11768187396942</text:p>
              </table:table-cell>
              <table:table-cell office:value-type="float" office:value="4.17636711402042">
                <text:p>4.17636711402042</text:p>
              </table:table-cell>
              <table:table-cell office:value-type="float" office:value="4.21177413137397">
                <text:p>4.21177413137397</text:p>
              </table:table-cell>
              <table:table-cell office:value-type="float" office:value="4.19023366240118">
                <text:p>4.19023366240118</text:p>
              </table:table-cell>
              <table:table-cell office:value-type="float" office:value="4.15831304958966">
                <text:p>4.15831304958966</text:p>
              </table:table-cell>
              <table:table-cell office:value-type="float" office:value="4.0692985999615">
                <text:p>4.0692985999615</text:p>
              </table:table-cell>
              <table:table-cell office:value-type="float" office:value="4.14898699221836">
                <text:p>4.14898699221836</text:p>
              </table:table-cell>
              <table:table-cell office:value-type="float" office:value="4.04629139576789">
                <text:p>4.04629139576789</text:p>
              </table:table-cell>
              <table:table-cell office:value-type="float" office:value="4.06514321399048">
                <text:p>4.06514321399048</text:p>
              </table:table-cell>
              <table:table-cell office:value-type="float" office:value="4.09181077616691">
                <text:p>4.09181077616691</text:p>
              </table:table-cell>
              <table:table-cell office:value-type="float" office:value="4.11006854354554">
                <text:p>4.11006854354554</text:p>
              </table:table-cell>
              <table:table-cell office:value-type="float" office:value="4.13747522072554">
                <text:p>4.13747522072554</text:p>
              </table:table-cell>
              <table:table-cell office:value-type="float" office:value="4.09242630804119">
                <text:p>4.09242630804119</text:p>
              </table:table-cell>
              <table:table-cell office:value-type="float" office:value="4.00740091180428">
                <text:p>4.00740091180428</text:p>
              </table:table-cell>
              <table:table-cell office:value-type="float" office:value="3.96229971958355">
                <text:p>3.96229971958355</text:p>
              </table:table-cell>
              <table:table-cell office:value-type="float" office:value="3.92497400631109">
                <text:p>3.92497400631109</text:p>
              </table:table-cell>
              <table:table-cell office:value-type="float" office:value="3.99357838718669">
                <text:p>3.99357838718669</text:p>
              </table:table-cell>
              <table:table-cell office:value-type="float" office:value="4.00126531293015">
                <text:p>4.00126531293015</text:p>
              </table:table-cell>
              <table:table-cell office:value-type="float" office:value="4.0020624925671">
                <text:p>4.0020624925671</text:p>
              </table:table-cell>
              <table:table-cell office:value-type="float" office:value="4.00212690955203">
                <text:p>4.00212690955203</text:p>
              </table:table-cell>
              <table:table-cell office:value-type="float" office:value="3.92437216189404">
                <text:p>3.92437216189404</text:p>
              </table:table-cell>
              <table:table-cell office:value-type="float" office:value="3.90895684796006">
                <text:p>3.90895684796006</text:p>
              </table:table-cell>
              <table:table-cell office:value-type="float" office:value="4.06528419196233">
                <text:p>4.06528419196233</text:p>
              </table:table-cell>
              <table:table-cell office:value-type="float" office:value="3.82945704042363">
                <text:p>3.82945704042363</text:p>
              </table:table-cell>
              <table:table-cell office:value-type="float" office:value="4.0105356813903">
                <text:p>4.0105356813903</text:p>
              </table:table-cell>
              <table:table-cell office:value-type="float" office:value="3.97264187117044">
                <text:p>3.97264187117044</text:p>
              </table:table-cell>
              <table:table-cell office:value-type="float" office:value="3.88193618327032">
                <text:p>3.88193618327032</text:p>
              </table:table-cell>
              <table:table-cell office:value-type="float" office:value="3.78382013512887">
                <text:p>3.78382013512887</text:p>
              </table:table-cell>
              <table:table-cell office:value-type="float" office:value="3.87680546963554">
                <text:p>3.87680546963554</text:p>
              </table:table-cell>
              <table:table-cell office:value-type="float" office:value="3.77690919787528">
                <text:p>3.77690919787528</text:p>
              </table:table-cell>
              <table:table-cell office:value-type="float" office:value="3.76856451241366">
                <text:p>3.76856451241366</text:p>
              </table:table-cell>
              <table:table-cell office:value-type="float" office:value="3.87646711384961">
                <text:p>3.87646711384961</text:p>
              </table:table-cell>
              <table:table-cell office:value-type="float" office:value="3.68917377106053">
                <text:p>3.68917377106053</text:p>
              </table:table-cell>
              <table:table-cell office:value-type="float" office:value="3.72400600037016">
                <text:p>3.72400600037016</text:p>
              </table:table-cell>
              <table:table-cell office:value-type="float" office:value="3.77370103980757">
                <text:p>3.77370103980757</text:p>
              </table:table-cell>
              <table:table-cell office:value-type="float" office:value="3.73768820670786">
                <text:p>3.73768820670786</text:p>
              </table:table-cell>
              <table:table-cell office:value-type="float" office:value="3.76749088880375">
                <text:p>3.76749088880375</text:p>
              </table:table-cell>
              <table:table-cell office:value-type="float" office:value="3.69325907733675">
                <text:p>3.69325907733675</text:p>
              </table:table-cell>
              <table:table-cell office:value-type="float" office:value="3.69909603769906">
                <text:p>3.69909603769906</text:p>
              </table:table-cell>
              <table:table-cell office:value-type="float" office:value="3.76824002184409">
                <text:p>3.76824002184409</text:p>
              </table:table-cell>
              <table:table-cell office:value-type="float" office:value="3.82892253665289">
                <text:p>3.82892253665289</text:p>
              </table:table-cell>
              <table:table-cell office:value-type="float" office:value="3.74120977097962">
                <text:p>3.74120977097962</text:p>
              </table:table-cell>
              <table:table-cell office:value-type="float" office:value="3.88240866585504">
                <text:p>3.88240866585504</text:p>
              </table:table-cell>
              <table:table-cell office:value-type="float" office:value="3.708121455933">
                <text:p>3.708121455933</text:p>
              </table:table-cell>
              <table:table-cell office:value-type="float" office:value="3.66072974982793">
                <text:p>3.66072974982793</text:p>
              </table:table-cell>
              <table:table-cell office:value-type="float" office:value="3.81506629633031">
                <text:p>3.81506629633031</text:p>
              </table:table-cell>
              <table:table-cell office:value-type="float" office:value="3.79816948412065">
                <text:p>3.79816948412065</text:p>
              </table:table-cell>
              <table:table-cell office:value-type="float" office:value="3.64216427937071">
                <text:p>3.64216427937071</text:p>
              </table:table-cell>
              <table:table-cell office:value-type="float" office:value="3.85259336251558">
                <text:p>3.85259336251558</text:p>
              </table:table-cell>
              <table:table-cell office:value-type="float" office:value="3.77595895387041">
                <text:p>3.77595895387041</text:p>
              </table:table-cell>
              <table:table-cell office:value-type="float" office:value="3.63519633034823">
                <text:p>3.63519633034823</text:p>
              </table:table-cell>
              <table:table-cell office:value-type="float" office:value="3.66561747874628">
                <text:p>3.66561747874628</text:p>
              </table:table-cell>
              <table:table-cell office:value-type="float" office:value="3.80057426808928">
                <text:p>3.80057426808928</text:p>
              </table:table-cell>
              <table:table-cell office:value-type="float" office:value="3.68666331726128">
                <text:p>3.68666331726128</text:p>
              </table:table-cell>
              <table:table-cell office:value-type="float" office:value="3.70438342033568">
                <text:p>3.70438342033568</text:p>
              </table:table-cell>
              <table:table-cell office:value-type="float" office:value="3.68875377471313">
                <text:p>3.68875377471313</text:p>
              </table:table-cell>
              <table:table-cell office:value-type="float" office:value="3.83811942485253">
                <text:p>3.83811942485253</text:p>
              </table:table-cell>
              <table:table-cell office:value-type="float" office:value="3.67296896812999">
                <text:p>3.67296896812999</text:p>
              </table:table-cell>
              <table:table-cell office:value-type="float" office:value="3.65452867325883">
                <text:p>3.65452867325883</text:p>
              </table:table-cell>
              <table:table-cell office:value-type="float" office:value="3.73946413548774">
                <text:p>3.73946413548774</text:p>
              </table:table-cell>
              <table:table-cell office:value-type="float" office:value="3.61186803136663">
                <text:p>3.61186803136663</text:p>
              </table:table-cell>
              <table:table-cell office:value-type="float" office:value="3.65573105284443">
                <text:p>3.65573105284443</text:p>
              </table:table-cell>
              <table:table-cell office:value-type="float" office:value="3.55644856560106">
                <text:p>3.55644856560106</text:p>
              </table:table-cell>
              <table:table-cell office:value-type="float" office:value="3.59241773801417">
                <text:p>3.59241773801417</text:p>
              </table:table-cell>
              <table:table-cell office:value-type="float" office:value="3.57392943990758">
                <text:p>3.57392943990758</text:p>
              </table:table-cell>
              <table:table-cell office:value-type="float" office:value="3.62919293840233">
                <text:p>3.62919293840233</text:p>
              </table:table-cell>
              <table:table-cell office:value-type="float" office:value="3.51582818350704">
                <text:p>3.51582818350704</text:p>
              </table:table-cell>
              <table:table-cell office:value-type="float" office:value="3.51002027455676">
                <text:p>3.51002027455676</text:p>
              </table:table-cell>
              <table:table-cell office:value-type="float" office:value="3.75030328236726">
                <text:p>3.75030328236726</text:p>
              </table:table-cell>
              <table:table-cell office:value-type="float" office:value="3.56338453090833">
                <text:p>3.56338453090833</text:p>
              </table:table-cell>
              <table:table-cell office:value-type="float" office:value="3.59670444660342">
                <text:p>3.59670444660342</text:p>
              </table:table-cell>
              <table:table-cell office:value-type="float" office:value="3.45867151705488">
                <text:p>3.45867151705488</text:p>
              </table:table-cell>
              <table:table-cell office:value-type="float" office:value="3.65580454810002">
                <text:p>3.65580454810002</text:p>
              </table:table-cell>
              <table:table-cell office:value-type="float" office:value="3.60088683787698">
                <text:p>3.60088683787698</text:p>
              </table:table-cell>
              <table:table-cell office:value-type="float" office:value="3.51082653448358">
                <text:p>3.51082653448358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0.497322873812755">
                <text:p>0.497322873812755</text:p>
              </table:table-cell>
              <table:table-cell office:value-type="float" office:value="0.35291453600696">
                <text:p>0.35291453600696</text:p>
              </table:table-cell>
              <table:table-cell office:value-type="float" office:value="0.455059801468343">
                <text:p>0.455059801468343</text:p>
              </table:table-cell>
              <table:table-cell office:value-type="float" office:value="0.54675274711078">
                <text:p>0.54675274711078</text:p>
              </table:table-cell>
              <table:table-cell office:value-type="float" office:value="0.566594526356045">
                <text:p>0.566594526356045</text:p>
              </table:table-cell>
              <table:table-cell office:value-type="float" office:value="0.834449959340499">
                <text:p>0.834449959340499</text:p>
              </table:table-cell>
              <table:table-cell office:value-type="float" office:value="0.745772821327124">
                <text:p>0.745772821327124</text:p>
              </table:table-cell>
              <table:table-cell office:value-type="float" office:value="0.854139116001898">
                <text:p>0.854139116001898</text:p>
              </table:table-cell>
              <table:table-cell office:value-type="float" office:value="0.899272806940832">
                <text:p>0.899272806940832</text:p>
              </table:table-cell>
              <table:table-cell office:value-type="float" office:value="1.08009662756573">
                <text:p>1.08009662756573</text:p>
              </table:table-cell>
              <table:table-cell office:value-type="float" office:value="1.02373126907763">
                <text:p>1.02373126907763</text:p>
              </table:table-cell>
              <table:table-cell office:value-type="float" office:value="1.37210825579153">
                <text:p>1.37210825579153</text:p>
              </table:table-cell>
              <table:table-cell office:value-type="float" office:value="1.30889432005584">
                <text:p>1.30889432005584</text:p>
              </table:table-cell>
              <table:table-cell office:value-type="float" office:value="1.47082649080513">
                <text:p>1.47082649080513</text:p>
              </table:table-cell>
              <table:table-cell office:value-type="float" office:value="1.43381646730602">
                <text:p>1.43381646730602</text:p>
              </table:table-cell>
              <table:table-cell office:value-type="float" office:value="1.61122757821615">
                <text:p>1.61122757821615</text:p>
              </table:table-cell>
              <table:table-cell office:value-type="float" office:value="1.65421728515387">
                <text:p>1.65421728515387</text:p>
              </table:table-cell>
              <table:table-cell office:value-type="float" office:value="1.75989384298462">
                <text:p>1.75989384298462</text:p>
              </table:table-cell>
              <table:table-cell office:value-type="float" office:value="1.68006544003545">
                <text:p>1.68006544003545</text:p>
              </table:table-cell>
              <table:table-cell office:value-type="float" office:value="1.95553924025678">
                <text:p>1.95553924025678</text:p>
              </table:table-cell>
              <table:table-cell office:value-type="float" office:value="2.01094428619409">
                <text:p>2.01094428619409</text:p>
              </table:table-cell>
              <table:table-cell office:value-type="float" office:value="2.24503582587222">
                <text:p>2.24503582587222</text:p>
              </table:table-cell>
              <table:table-cell office:value-type="float" office:value="2.1394380949581">
                <text:p>2.1394380949581</text:p>
              </table:table-cell>
              <table:table-cell office:value-type="float" office:value="2.18192334819165">
                <text:p>2.18192334819165</text:p>
              </table:table-cell>
              <table:table-cell office:value-type="float" office:value="2.26834357393745">
                <text:p>2.26834357393745</text:p>
              </table:table-cell>
              <table:table-cell office:value-type="float" office:value="2.22218428872892">
                <text:p>2.22218428872892</text:p>
              </table:table-cell>
              <table:table-cell office:value-type="float" office:value="2.69485660076167">
                <text:p>2.69485660076167</text:p>
              </table:table-cell>
              <table:table-cell office:value-type="float" office:value="2.54763832262274">
                <text:p>2.54763832262274</text:p>
              </table:table-cell>
              <table:table-cell office:value-type="float" office:value="2.56582317322542">
                <text:p>2.56582317322542</text:p>
              </table:table-cell>
              <table:table-cell office:value-type="float" office:value="2.58864916917744">
                <text:p>2.58864916917744</text:p>
              </table:table-cell>
              <table:table-cell office:value-type="float" office:value="2.79970423107065">
                <text:p>2.79970423107065</text:p>
              </table:table-cell>
              <table:table-cell office:value-type="float" office:value="3.00435667664294">
                <text:p>3.00435667664294</text:p>
              </table:table-cell>
              <table:table-cell office:value-type="float" office:value="2.73633742785143">
                <text:p>2.73633742785143</text:p>
              </table:table-cell>
              <table:table-cell office:value-type="float" office:value="2.97911803665802">
                <text:p>2.97911803665802</text:p>
              </table:table-cell>
              <table:table-cell office:value-type="float" office:value="2.83924102120808">
                <text:p>2.83924102120808</text:p>
              </table:table-cell>
              <table:table-cell office:value-type="float" office:value="3.20876450967959">
                <text:p>3.20876450967959</text:p>
              </table:table-cell>
              <table:table-cell office:value-type="float" office:value="2.90521792630373">
                <text:p>2.90521792630373</text:p>
              </table:table-cell>
              <table:table-cell office:value-type="float" office:value="3.03887827080552">
                <text:p>3.03887827080552</text:p>
              </table:table-cell>
              <table:table-cell office:value-type="float" office:value="3.19155822858629">
                <text:p>3.19155822858629</text:p>
              </table:table-cell>
              <table:table-cell office:value-type="float" office:value="3.28289774038096">
                <text:p>3.28289774038096</text:p>
              </table:table-cell>
              <table:table-cell office:value-type="float" office:value="3.19668432850026">
                <text:p>3.19668432850026</text:p>
              </table:table-cell>
              <table:table-cell office:value-type="float" office:value="3.32978985323216">
                <text:p>3.32978985323216</text:p>
              </table:table-cell>
              <table:table-cell office:value-type="float" office:value="3.50232866123147">
                <text:p>3.50232866123147</text:p>
              </table:table-cell>
              <table:table-cell office:value-type="float" office:value="3.25633923622478">
                <text:p>3.25633923622478</text:p>
              </table:table-cell>
              <table:table-cell office:value-type="float" office:value="3.42877809145837">
                <text:p>3.42877809145837</text:p>
              </table:table-cell>
              <table:table-cell office:value-type="float" office:value="3.69407044993143">
                <text:p>3.69407044993143</text:p>
              </table:table-cell>
              <table:table-cell office:value-type="float" office:value="3.63385393221332">
                <text:p>3.63385393221332</text:p>
              </table:table-cell>
              <table:table-cell office:value-type="float" office:value="3.80908291168362">
                <text:p>3.80908291168362</text:p>
              </table:table-cell>
              <table:table-cell office:value-type="float" office:value="3.89909281003747">
                <text:p>3.89909281003747</text:p>
              </table:table-cell>
              <table:table-cell office:value-type="float" office:value="3.80532174659054">
                <text:p>3.80532174659054</text:p>
              </table:table-cell>
              <table:table-cell office:value-type="float" office:value="3.68154713779062">
                <text:p>3.68154713779062</text:p>
              </table:table-cell>
              <table:table-cell office:value-type="float" office:value="3.74944197659821">
                <text:p>3.74944197659821</text:p>
              </table:table-cell>
              <table:table-cell office:value-type="float" office:value="3.81088398985437">
                <text:p>3.81088398985437</text:p>
              </table:table-cell>
              <table:table-cell office:value-type="float" office:value="3.8838454322049">
                <text:p>3.8838454322049</text:p>
              </table:table-cell>
              <table:table-cell office:value-type="float" office:value="4.29984671593163">
                <text:p>4.29984671593163</text:p>
              </table:table-cell>
              <table:table-cell office:value-type="float" office:value="3.89304193750734">
                <text:p>3.89304193750734</text:p>
              </table:table-cell>
              <table:table-cell office:value-type="float" office:value="3.9334756779139">
                <text:p>3.9334756779139</text:p>
              </table:table-cell>
              <table:table-cell office:value-type="float" office:value="4.40532789014077">
                <text:p>4.40532789014077</text:p>
              </table:table-cell>
              <table:table-cell office:value-type="float" office:value="4.54766680981831">
                <text:p>4.54766680981831</text:p>
              </table:table-cell>
              <table:table-cell office:value-type="float" office:value="4.15967295365728">
                <text:p>4.15967295365728</text:p>
              </table:table-cell>
              <table:table-cell office:value-type="float" office:value="4.11084917236622">
                <text:p>4.11084917236622</text:p>
              </table:table-cell>
              <table:table-cell office:value-type="float" office:value="4.15092208306146">
                <text:p>4.15092208306146</text:p>
              </table:table-cell>
              <table:table-cell office:value-type="float" office:value="4.27011803186532">
                <text:p>4.27011803186532</text:p>
              </table:table-cell>
              <table:table-cell office:value-type="float" office:value="4.05852477984569">
                <text:p>4.05852477984569</text:p>
              </table:table-cell>
              <table:table-cell office:value-type="float" office:value="4.53730033505805">
                <text:p>4.53730033505805</text:p>
              </table:table-cell>
              <table:table-cell office:value-type="float" office:value="4.29938881660849">
                <text:p>4.29938881660849</text:p>
              </table:table-cell>
              <table:table-cell office:value-type="float" office:value="4.69394958419481">
                <text:p>4.69394958419481</text:p>
              </table:table-cell>
              <table:table-cell office:value-type="float" office:value="4.51621629857882">
                <text:p>4.51621629857882</text:p>
              </table:table-cell>
              <table:table-cell office:value-type="float" office:value="4.69113393066329">
                <text:p>4.69113393066329</text:p>
              </table:table-cell>
              <table:table-cell office:value-type="float" office:value="4.09121276552975">
                <text:p>4.09121276552975</text:p>
              </table:table-cell>
              <table:table-cell office:value-type="float" office:value="4.45984721886548">
                <text:p>4.45984721886548</text:p>
              </table:table-cell>
              <table:table-cell office:value-type="float" office:value="4.81788735674927">
                <text:p>4.81788735674927</text:p>
              </table:table-cell>
              <table:table-cell office:value-type="float" office:value="4.55800355409841">
                <text:p>4.55800355409841</text:p>
              </table:table-cell>
              <table:table-cell office:value-type="float" office:value="5.03059057937252">
                <text:p>5.03059057937252</text:p>
              </table:table-cell>
              <table:table-cell office:value-type="float" office:value="4.6234712337127">
                <text:p>4.6234712337127</text:p>
              </table:table-cell>
              <table:table-cell office:value-type="float" office:value="4.81364652452585">
                <text:p>4.81364652452585</text:p>
              </table:table-cell>
              <table:table-cell office:value-type="float" office:value="4.37048316947947">
                <text:p>4.37048316947947</text:p>
              </table:table-cell>
              <table:table-cell office:value-type="float" office:value="4.5980968071751">
                <text:p>4.5980968071751</text:p>
              </table:table-cell>
              <table:table-cell office:value-type="float" office:value="4.71416516809021">
                <text:p>4.71416516809021</text:p>
              </table:table-cell>
              <table:table-cell office:value-type="float" office:value="4.51666686693093">
                <text:p>4.51666686693093</text:p>
              </table:table-cell>
              <table:table-cell office:value-type="float" office:value="4.83426378359905">
                <text:p>4.83426378359905</text:p>
              </table:table-cell>
              <table:table-cell office:value-type="float" office:value="4.6833031769994">
                <text:p>4.6833031769994</text:p>
              </table:table-cell>
              <table:table-cell office:value-type="float" office:value="4.5444958941836">
                <text:p>4.5444958941836</text:p>
              </table:table-cell>
              <table:table-cell office:value-type="float" office:value="4.50656110505457">
                <text:p>4.50656110505457</text:p>
              </table:table-cell>
              <table:table-cell office:value-type="float" office:value="4.68885944195959">
                <text:p>4.68885944195959</text:p>
              </table:table-cell>
              <table:table-cell office:value-type="float" office:value="4.43513394418535">
                <text:p>4.43513394418535</text:p>
              </table:table-cell>
              <table:table-cell office:value-type="float" office:value="4.44306083010691">
                <text:p>4.44306083010691</text:p>
              </table:table-cell>
              <table:table-cell office:value-type="float" office:value="4.48877017252027">
                <text:p>4.48877017252027</text:p>
              </table:table-cell>
              <table:table-cell office:value-type="float" office:value="4.49703397707566">
                <text:p>4.49703397707566</text:p>
              </table:table-cell>
              <table:table-cell office:value-type="float" office:value="4.48697837878351">
                <text:p>4.48697837878351</text:p>
              </table:table-cell>
              <table:table-cell office:value-type="float" office:value="4.46722399372867">
                <text:p>4.46722399372867</text:p>
              </table:table-cell>
              <table:table-cell office:value-type="float" office:value="4.54413412857489">
                <text:p>4.54413412857489</text:p>
              </table:table-cell>
              <table:table-cell office:value-type="float" office:value="4.54711145131764">
                <text:p>4.54711145131764</text:p>
              </table:table-cell>
              <table:table-cell office:value-type="float" office:value="4.4606315092723">
                <text:p>4.4606315092723</text:p>
              </table:table-cell>
              <table:table-cell office:value-type="float" office:value="4.63634579442692">
                <text:p>4.63634579442692</text:p>
              </table:table-cell>
              <table:table-cell office:value-type="float" office:value="4.64000499920037">
                <text:p>4.64000499920037</text:p>
              </table:table-cell>
              <table:table-cell office:value-type="float" office:value="4.66271853937946">
                <text:p>4.66271853937946</text:p>
              </table:table-cell>
              <table:table-cell office:value-type="float" office:value="4.6672449563083">
                <text:p>4.6672449563083</text:p>
              </table:table-cell>
              <table:table-cell office:value-type="float" office:value="4.49945547250308">
                <text:p>4.49945547250308</text:p>
              </table:table-cell>
              <table:table-cell office:value-type="float" office:value="4.70527240579978">
                <text:p>4.70527240579978</text:p>
              </table:table-cell>
              <table:table-cell office:value-type="float" office:value="4.5869711191106">
                <text:p>4.5869711191106</text:p>
              </table:table-cell>
              <table:table-cell office:value-type="float" office:value="5.00729482055626">
                <text:p>5.00729482055626</text:p>
              </table:table-cell>
              <table:table-cell office:value-type="float" office:value="4.8534452833849">
                <text:p>4.8534452833849</text:p>
              </table:table-cell>
              <table:table-cell office:value-type="float" office:value="4.83472200133934">
                <text:p>4.83472200133934</text:p>
              </table:table-cell>
              <table:table-cell office:value-type="float" office:value="4.52041311952817">
                <text:p>4.52041311952817</text:p>
              </table:table-cell>
              <table:table-cell office:value-type="float" office:value="4.8760174981079">
                <text:p>4.8760174981079</text:p>
              </table:table-cell>
              <table:table-cell office:value-type="float" office:value="4.68876166199443">
                <text:p>4.68876166199443</text:p>
              </table:table-cell>
              <table:table-cell office:value-type="float" office:value="4.64094021867824">
                <text:p>4.64094021867824</text:p>
              </table:table-cell>
              <table:table-cell office:value-type="float" office:value="4.61237878866371">
                <text:p>4.61237878866371</text:p>
              </table:table-cell>
              <table:table-cell office:value-type="float" office:value="4.67473440150269">
                <text:p>4.67473440150269</text:p>
              </table:table-cell>
              <table:table-cell office:value-type="float" office:value="4.99472038241968">
                <text:p>4.99472038241968</text:p>
              </table:table-cell>
              <table:table-cell office:value-type="float" office:value="4.61745710066993">
                <text:p>4.61745710066993</text:p>
              </table:table-cell>
              <table:table-cell office:value-type="float" office:value="4.69077893890005">
                <text:p>4.69077893890005</text:p>
              </table:table-cell>
              <table:table-cell office:value-type="float" office:value="4.72021951635215">
                <text:p>4.72021951635215</text:p>
              </table:table-cell>
              <table:table-cell office:value-type="float" office:value="4.57294169522465">
                <text:p>4.57294169522465</text:p>
              </table:table-cell>
              <table:table-cell office:value-type="float" office:value="4.49127863215483">
                <text:p>4.49127863215483</text:p>
              </table:table-cell>
              <table:table-cell office:value-type="float" office:value="4.88007693616921">
                <text:p>4.88007693616921</text:p>
              </table:table-cell>
              <table:table-cell office:value-type="float" office:value="4.64678151451348">
                <text:p>4.64678151451348</text:p>
              </table:table-cell>
              <table:table-cell office:value-type="float" office:value="4.75139310020903">
                <text:p>4.75139310020903</text:p>
              </table:table-cell>
              <table:table-cell office:value-type="float" office:value="4.77974241104828">
                <text:p>4.77974241104828</text:p>
              </table:table-cell>
              <table:table-cell office:value-type="float" office:value="4.89328089276548">
                <text:p>4.89328089276548</text:p>
              </table:table-cell>
              <table:table-cell office:value-type="float" office:value="4.70289592391191">
                <text:p>4.70289592391191</text:p>
              </table:table-cell>
              <table:table-cell office:value-type="float" office:value="4.53041733402077">
                <text:p>4.53041733402077</text:p>
              </table:table-cell>
              <table:table-cell office:value-type="float" office:value="4.71950246491132">
                <text:p>4.71950246491132</text:p>
              </table:table-cell>
              <table:table-cell office:value-type="float" office:value="4.90523038501885">
                <text:p>4.90523038501885</text:p>
              </table:table-cell>
              <table:table-cell office:value-type="float" office:value="4.46524704190161">
                <text:p>4.46524704190161</text:p>
              </table:table-cell>
              <table:table-cell office:value-type="float" office:value="4.58608539848859">
                <text:p>4.58608539848859</text:p>
              </table:table-cell>
              <table:table-cell office:value-type="float" office:value="4.55852484151891">
                <text:p>4.55852484151891</text:p>
              </table:table-cell>
              <table:table-cell office:value-type="float" office:value="4.77707737362253">
                <text:p>4.77707737362253</text:p>
              </table:table-cell>
              <table:table-cell office:value-type="float" office:value="4.29986389865694">
                <text:p>4.29986389865694</text:p>
              </table:table-cell>
              <table:table-cell office:value-type="float" office:value="4.82376138127264">
                <text:p>4.82376138127264</text:p>
              </table:table-cell>
              <table:table-cell office:value-type="float" office:value="4.46813464024493">
                <text:p>4.46813464024493</text:p>
              </table:table-cell>
              <table:table-cell office:value-type="float" office:value="4.62190872156126">
                <text:p>4.62190872156126</text:p>
              </table:table-cell>
              <table:table-cell office:value-type="float" office:value="4.52234293855224">
                <text:p>4.52234293855224</text:p>
              </table:table-cell>
              <table:table-cell office:value-type="float" office:value="5.00634015002773">
                <text:p>5.00634015002773</text:p>
              </table:table-cell>
              <table:table-cell office:value-type="float" office:value="4.6522158046079">
                <text:p>4.6522158046079</text:p>
              </table:table-cell>
              <table:table-cell office:value-type="float" office:value="4.85994025355569">
                <text:p>4.85994025355569</text:p>
              </table:table-cell>
              <table:table-cell office:value-type="float" office:value="4.63551552901148">
                <text:p>4.63551552901148</text:p>
              </table:table-cell>
              <table:table-cell office:value-type="float" office:value="4.54209169832925">
                <text:p>4.54209169832925</text:p>
              </table:table-cell>
              <table:table-cell office:value-type="float" office:value="4.54900708613708">
                <text:p>4.54900708613708</text:p>
              </table:table-cell>
              <table:table-cell office:value-type="float" office:value="4.50933264502328">
                <text:p>4.50933264502328</text:p>
              </table:table-cell>
              <table:table-cell office:value-type="float" office:value="4.74032427763262">
                <text:p>4.74032427763262</text:p>
              </table:table-cell>
              <table:table-cell office:value-type="float" office:value="4.48901205098768">
                <text:p>4.48901205098768</text:p>
              </table:table-cell>
              <table:table-cell office:value-type="float" office:value="4.43467492316787">
                <text:p>4.43467492316787</text:p>
              </table:table-cell>
              <table:table-cell office:value-type="float" office:value="4.48706822970245">
                <text:p>4.48706822970245</text:p>
              </table:table-cell>
              <table:table-cell office:value-type="float" office:value="4.52647251019291">
                <text:p>4.52647251019291</text:p>
              </table:table-cell>
              <table:table-cell office:value-type="float" office:value="4.45030669178671">
                <text:p>4.45030669178671</text:p>
              </table:table-cell>
              <table:table-cell office:value-type="float" office:value="4.56052189478374">
                <text:p>4.56052189478374</text:p>
              </table:table-cell>
              <table:table-cell office:value-type="float" office:value="4.42007144348293">
                <text:p>4.42007144348293</text:p>
              </table:table-cell>
              <table:table-cell office:value-type="float" office:value="4.63926357503669">
                <text:p>4.63926357503669</text:p>
              </table:table-cell>
              <table:table-cell office:value-type="float" office:value="4.55255430471163">
                <text:p>4.55255430471163</text:p>
              </table:table-cell>
              <table:table-cell office:value-type="float" office:value="4.43916003136353">
                <text:p>4.43916003136353</text:p>
              </table:table-cell>
              <table:table-cell office:value-type="float" office:value="4.24008981156727">
                <text:p>4.24008981156727</text:p>
              </table:table-cell>
              <table:table-cell office:value-type="float" office:value="4.5223139719074">
                <text:p>4.5223139719074</text:p>
              </table:table-cell>
              <table:table-cell office:value-type="float" office:value="4.40227642413689">
                <text:p>4.40227642413689</text:p>
              </table:table-cell>
              <table:table-cell office:value-type="float" office:value="4.42072956164034">
                <text:p>4.42072956164034</text:p>
              </table:table-cell>
              <table:table-cell office:value-type="float" office:value="4.35105202499064">
                <text:p>4.35105202499064</text:p>
              </table:table-cell>
              <table:table-cell office:value-type="float" office:value="4.29870973901812">
                <text:p>4.29870973901812</text:p>
              </table:table-cell>
              <table:table-cell office:value-type="float" office:value="4.38866137806235">
                <text:p>4.38866137806235</text:p>
              </table:table-cell>
              <table:table-cell office:value-type="float" office:value="4.62242293403931">
                <text:p>4.62242293403931</text:p>
              </table:table-cell>
              <table:table-cell office:value-type="float" office:value="4.2294951155795">
                <text:p>4.2294951155795</text:p>
              </table:table-cell>
              <table:table-cell office:value-type="float" office:value="4.17395780258582">
                <text:p>4.17395780258582</text:p>
              </table:table-cell>
              <table:table-cell office:value-type="float" office:value="4.32002784309669">
                <text:p>4.32002784309669</text:p>
              </table:table-cell>
              <table:table-cell office:value-type="float" office:value="4.2286995508761">
                <text:p>4.2286995508761</text:p>
              </table:table-cell>
              <table:table-cell office:value-type="float" office:value="4.50066749659904">
                <text:p>4.50066749659904</text:p>
              </table:table-cell>
              <table:table-cell office:value-type="float" office:value="4.13528691886719">
                <text:p>4.13528691886719</text:p>
              </table:table-cell>
              <table:table-cell office:value-type="float" office:value="4.13311758524036">
                <text:p>4.13311758524036</text:p>
              </table:table-cell>
              <table:table-cell office:value-type="float" office:value="4.47299491809486">
                <text:p>4.47299491809486</text:p>
              </table:table-cell>
              <table:table-cell office:value-type="float" office:value="4.12994396880965">
                <text:p>4.12994396880965</text:p>
              </table:table-cell>
              <table:table-cell office:value-type="float" office:value="4.10227616497343">
                <text:p>4.10227616497343</text:p>
              </table:table-cell>
              <table:table-cell office:value-type="float" office:value="4.21818522092285">
                <text:p>4.21818522092285</text:p>
              </table:table-cell>
              <table:table-cell office:value-type="float" office:value="4.25145154655908">
                <text:p>4.25145154655908</text:p>
              </table:table-cell>
              <table:table-cell office:value-type="float" office:value="4.2821162857697">
                <text:p>4.2821162857697</text:p>
              </table:table-cell>
              <table:table-cell office:value-type="float" office:value="4.09535188944741">
                <text:p>4.09535188944741</text:p>
              </table:table-cell>
              <table:table-cell office:value-type="float" office:value="4.12131708537486">
                <text:p>4.12131708537486</text:p>
              </table:table-cell>
              <table:table-cell office:value-type="float" office:value="4.2523711102482">
                <text:p>4.2523711102482</text:p>
              </table:table-cell>
              <table:table-cell office:value-type="float" office:value="4.40160104904404">
                <text:p>4.40160104904404</text:p>
              </table:table-cell>
              <table:table-cell office:value-type="float" office:value="4.23503281238476">
                <text:p>4.23503281238476</text:p>
              </table:table-cell>
              <table:table-cell office:value-type="float" office:value="4.34817548268238">
                <text:p>4.34817548268238</text:p>
              </table:table-cell>
              <table:table-cell office:value-type="float" office:value="4.15473772768192">
                <text:p>4.15473772768192</text:p>
              </table:table-cell>
              <table:table-cell office:value-type="float" office:value="4.05159799366592">
                <text:p>4.05159799366592</text:p>
              </table:table-cell>
              <table:table-cell office:value-type="float" office:value="4.121099492651">
                <text:p>4.121099492651</text:p>
              </table:table-cell>
              <table:table-cell office:value-type="float" office:value="3.97704216363475">
                <text:p>3.97704216363475</text:p>
              </table:table-cell>
              <table:table-cell office:value-type="float" office:value="3.98164444274642">
                <text:p>3.98164444274642</text:p>
              </table:table-cell>
              <table:table-cell office:value-type="float" office:value="3.90685541789544">
                <text:p>3.90685541789544</text:p>
              </table:table-cell>
              <table:table-cell office:value-type="float" office:value="3.82533964762879">
                <text:p>3.82533964762879</text:p>
              </table:table-cell>
              <table:table-cell office:value-type="float" office:value="3.97705758435159">
                <text:p>3.97705758435159</text:p>
              </table:table-cell>
              <table:table-cell office:value-type="float" office:value="3.99002523588058">
                <text:p>3.99002523588058</text:p>
              </table:table-cell>
              <table:table-cell office:value-type="float" office:value="3.77163131902575">
                <text:p>3.77163131902575</text:p>
              </table:table-cell>
              <table:table-cell office:value-type="float" office:value="3.89234829562675">
                <text:p>3.89234829562675</text:p>
              </table:table-cell>
              <table:table-cell office:value-type="float" office:value="4.02657380022714">
                <text:p>4.02657380022714</text:p>
              </table:table-cell>
              <table:table-cell office:value-type="float" office:value="3.88140115680317">
                <text:p>3.88140115680317</text:p>
              </table:table-cell>
              <table:table-cell office:value-type="float" office:value="3.95670243804749">
                <text:p>3.95670243804749</text:p>
              </table:table-cell>
              <table:table-cell office:value-type="float" office:value="3.89985165337642">
                <text:p>3.89985165337642</text:p>
              </table:table-cell>
              <table:table-cell office:value-type="float" office:value="3.86038852600021">
                <text:p>3.86038852600021</text:p>
              </table:table-cell>
              <table:table-cell office:value-type="float" office:value="3.95931891740478">
                <text:p>3.95931891740478</text:p>
              </table:table-cell>
              <table:table-cell office:value-type="float" office:value="3.81362257973386">
                <text:p>3.81362257973386</text:p>
              </table:table-cell>
              <table:table-cell office:value-type="float" office:value="3.97472274953523">
                <text:p>3.97472274953523</text:p>
              </table:table-cell>
              <table:table-cell office:value-type="float" office:value="4.07197497626614">
                <text:p>4.07197497626614</text:p>
              </table:table-cell>
              <table:table-cell office:value-type="float" office:value="4.02209926183728">
                <text:p>4.02209926183728</text:p>
              </table:table-cell>
              <table:table-cell office:value-type="float" office:value="3.97088933089285">
                <text:p>3.97088933089285</text:p>
              </table:table-cell>
              <table:table-cell office:value-type="float" office:value="3.92389667530535">
                <text:p>3.92389667530535</text:p>
              </table:table-cell>
              <table:table-cell office:value-type="float" office:value="3.91119732066192">
                <text:p>3.91119732066192</text:p>
              </table:table-cell>
              <table:table-cell office:value-type="float" office:value="3.78811677707598">
                <text:p>3.78811677707598</text:p>
              </table:table-cell>
              <table:table-cell office:value-type="float" office:value="3.97296669038474">
                <text:p>3.97296669038474</text:p>
              </table:table-cell>
              <table:table-cell office:value-type="float" office:value="3.94242855778275">
                <text:p>3.94242855778275</text:p>
              </table:table-cell>
              <table:table-cell office:value-type="float" office:value="3.83461137531952">
                <text:p>3.83461137531952</text:p>
              </table:table-cell>
              <table:table-cell office:value-type="float" office:value="4.02312690455066">
                <text:p>4.02312690455066</text:p>
              </table:table-cell>
              <table:table-cell office:value-type="float" office:value="3.83487168084294">
                <text:p>3.83487168084294</text:p>
              </table:table-cell>
              <table:table-cell office:value-type="float" office:value="3.91521073940591">
                <text:p>3.91521073940591</text:p>
              </table:table-cell>
              <table:table-cell office:value-type="float" office:value="3.95021437703505">
                <text:p>3.95021437703505</text:p>
              </table:table-cell>
              <table:table-cell office:value-type="float" office:value="3.7475487292154">
                <text:p>3.7475487292154</text:p>
              </table:table-cell>
              <table:table-cell office:value-type="float" office:value="3.95354217268124">
                <text:p>3.95354217268124</text:p>
              </table:table-cell>
              <table:table-cell office:value-type="float" office:value="3.72402121053858">
                <text:p>3.72402121053858</text:p>
              </table:table-cell>
              <table:table-cell office:value-type="float" office:value="3.77100300127578">
                <text:p>3.77100300127578</text:p>
              </table:table-cell>
              <table:table-cell office:value-type="float" office:value="3.67428181456473">
                <text:p>3.67428181456473</text:p>
              </table:table-cell>
              <table:table-cell office:value-type="float" office:value="3.74854958963029">
                <text:p>3.74854958963029</text:p>
              </table:table-cell>
              <table:table-cell office:value-type="float" office:value="3.74525777730413">
                <text:p>3.74525777730413</text:p>
              </table:table-cell>
              <table:table-cell office:value-type="float" office:value="3.69506457247862">
                <text:p>3.69506457247862</text:p>
              </table:table-cell>
              <table:table-cell office:value-type="float" office:value="3.72022598554925">
                <text:p>3.72022598554925</text:p>
              </table:table-cell>
              <table:table-cell office:value-type="float" office:value="3.79059924711195">
                <text:p>3.79059924711195</text:p>
              </table:table-cell>
              <table:table-cell office:value-type="float" office:value="3.63423536715205">
                <text:p>3.63423536715205</text:p>
              </table:table-cell>
              <table:table-cell office:value-type="float" office:value="3.70373301171872">
                <text:p>3.70373301171872</text:p>
              </table:table-cell>
              <table:table-cell office:value-type="float" office:value="3.75139307801837">
                <text:p>3.75139307801837</text:p>
              </table:table-cell>
              <table:table-cell office:value-type="float" office:value="3.90641973733163">
                <text:p>3.90641973733163</text:p>
              </table:table-cell>
              <table:table-cell office:value-type="float" office:value="3.65523193133047">
                <text:p>3.65523193133047</text:p>
              </table:table-cell>
              <table:table-cell office:value-type="float" office:value="3.66829406687848">
                <text:p>3.66829406687848</text:p>
              </table:table-cell>
              <table:table-cell office:value-type="float" office:value="3.76557808204086">
                <text:p>3.76557808204086</text:p>
              </table:table-cell>
              <table:table-cell office:value-type="float" office:value="3.74779755181067">
                <text:p>3.74779755181067</text:p>
              </table:table-cell>
              <table:table-cell office:value-type="float" office:value="3.67683082334754">
                <text:p>3.67683082334754</text:p>
              </table:table-cell>
              <table:table-cell office:value-type="float" office:value="3.66640343699998">
                <text:p>3.66640343699998</text:p>
              </table:table-cell>
              <table:table-cell office:value-type="float" office:value="3.71379897235824">
                <text:p>3.71379897235824</text:p>
              </table:table-cell>
              <table:table-cell office:value-type="float" office:value="3.67649846307968">
                <text:p>3.67649846307968</text:p>
              </table:table-cell>
              <table:table-cell office:value-type="float" office:value="3.79811960056881">
                <text:p>3.79811960056881</text:p>
              </table:table-cell>
              <table:table-cell office:value-type="float" office:value="3.83607080994344">
                <text:p>3.83607080994344</text:p>
              </table:table-cell>
              <table:table-cell office:value-type="float" office:value="3.6843527079068">
                <text:p>3.6843527079068</text:p>
              </table:table-cell>
              <table:table-cell office:value-type="float" office:value="3.611502004838">
                <text:p>3.611502004838</text:p>
              </table:table-cell>
              <table:table-cell office:value-type="float" office:value="3.51301103256264">
                <text:p>3.51301103256264</text:p>
              </table:table-cell>
              <table:table-cell office:value-type="float" office:value="3.66191925561653">
                <text:p>3.66191925561653</text:p>
              </table:table-cell>
              <table:table-cell office:value-type="float" office:value="3.67141146205586">
                <text:p>3.67141146205586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0.682377290798178">
                <text:p>0.682377290798178</text:p>
              </table:table-cell>
              <table:table-cell office:value-type="float" office:value="1.27603575020854">
                <text:p>1.27603575020854</text:p>
              </table:table-cell>
              <table:table-cell office:value-type="float" office:value="1.83317888580276">
                <text:p>1.83317888580276</text:p>
              </table:table-cell>
              <table:table-cell office:value-type="float" office:value="2.30852987881857">
                <text:p>2.30852987881857</text:p>
              </table:table-cell>
              <table:table-cell office:value-type="float" office:value="2.80114295131067">
                <text:p>2.80114295131067</text:p>
              </table:table-cell>
              <table:table-cell office:value-type="float" office:value="3.21665449430115">
                <text:p>3.21665449430115</text:p>
              </table:table-cell>
              <table:table-cell office:value-type="float" office:value="3.58555013606788">
                <text:p>3.58555013606788</text:p>
              </table:table-cell>
              <table:table-cell office:value-type="float" office:value="3.99840071628309">
                <text:p>3.99840071628309</text:p>
              </table:table-cell>
              <table:table-cell office:value-type="float" office:value="4.31314328774795">
                <text:p>4.31314328774795</text:p>
              </table:table-cell>
              <table:table-cell office:value-type="float" office:value="4.5904577627332">
                <text:p>4.5904577627332</text:p>
              </table:table-cell>
              <table:table-cell office:value-type="float" office:value="4.84023494058358">
                <text:p>4.84023494058358</text:p>
              </table:table-cell>
              <table:table-cell office:value-type="float" office:value="5.09816749512207">
                <text:p>5.09816749512207</text:p>
              </table:table-cell>
              <table:table-cell office:value-type="float" office:value="5.24546054970655">
                <text:p>5.24546054970655</text:p>
              </table:table-cell>
              <table:table-cell office:value-type="float" office:value="5.61964411442498">
                <text:p>5.61964411442498</text:p>
              </table:table-cell>
              <table:table-cell office:value-type="float" office:value="5.70255971205293">
                <text:p>5.70255971205293</text:p>
              </table:table-cell>
              <table:table-cell office:value-type="float" office:value="5.9331740388119">
                <text:p>5.9331740388119</text:p>
              </table:table-cell>
              <table:table-cell office:value-type="float" office:value="6.11447638571648">
                <text:p>6.11447638571648</text:p>
              </table:table-cell>
              <table:table-cell office:value-type="float" office:value="6.29609938219122">
                <text:p>6.29609938219122</text:p>
              </table:table-cell>
              <table:table-cell office:value-type="float" office:value="6.52322828582846">
                <text:p>6.52322828582846</text:p>
              </table:table-cell>
              <table:table-cell office:value-type="float" office:value="6.40734559987554">
                <text:p>6.40734559987554</text:p>
              </table:table-cell>
              <table:table-cell office:value-type="float" office:value="6.60811022121404">
                <text:p>6.60811022121404</text:p>
              </table:table-cell>
              <table:table-cell office:value-type="float" office:value="6.79438784759737">
                <text:p>6.79438784759737</text:p>
              </table:table-cell>
              <table:table-cell office:value-type="float" office:value="6.50194893972102">
                <text:p>6.50194893972102</text:p>
              </table:table-cell>
              <table:table-cell office:value-type="float" office:value="6.88973218798556">
                <text:p>6.88973218798556</text:p>
              </table:table-cell>
              <table:table-cell office:value-type="float" office:value="6.77547113963675">
                <text:p>6.77547113963675</text:p>
              </table:table-cell>
              <table:table-cell office:value-type="float" office:value="5.86575329723011">
                <text:p>5.86575329723011</text:p>
              </table:table-cell>
              <table:table-cell office:value-type="float" office:value="7.06715976726202">
                <text:p>7.06715976726202</text:p>
              </table:table-cell>
              <table:table-cell office:value-type="float" office:value="7.24438188531939">
                <text:p>7.24438188531939</text:p>
              </table:table-cell>
              <table:table-cell office:value-type="float" office:value="7.17791227325334">
                <text:p>7.17791227325334</text:p>
              </table:table-cell>
              <table:table-cell office:value-type="float" office:value="7.50608559473852">
                <text:p>7.50608559473852</text:p>
              </table:table-cell>
              <table:table-cell office:value-type="float" office:value="7.40408606406833">
                <text:p>7.40408606406833</text:p>
              </table:table-cell>
              <table:table-cell office:value-type="float" office:value="7.27201953739648">
                <text:p>7.27201953739648</text:p>
              </table:table-cell>
              <table:table-cell office:value-type="float" office:value="6.75345987411002">
                <text:p>6.75345987411002</text:p>
              </table:table-cell>
              <table:table-cell office:value-type="float" office:value="6.87621939782964">
                <text:p>6.87621939782964</text:p>
              </table:table-cell>
              <table:table-cell office:value-type="float" office:value="7.45192700970812">
                <text:p>7.45192700970812</text:p>
              </table:table-cell>
              <table:table-cell office:value-type="float" office:value="7.38411692412323">
                <text:p>7.38411692412323</text:p>
              </table:table-cell>
              <table:table-cell office:value-type="float" office:value="7.37710505353366">
                <text:p>7.37710505353366</text:p>
              </table:table-cell>
              <table:table-cell office:value-type="float" office:value="6.91963730694053">
                <text:p>6.91963730694053</text:p>
              </table:table-cell>
              <table:table-cell office:value-type="float" office:value="7.57486756894194">
                <text:p>7.57486756894194</text:p>
              </table:table-cell>
              <table:table-cell office:value-type="float" office:value="7.51593078518739">
                <text:p>7.51593078518739</text:p>
              </table:table-cell>
              <table:table-cell office:value-type="float" office:value="7.91438231082138">
                <text:p>7.91438231082138</text:p>
              </table:table-cell>
              <table:table-cell office:value-type="float" office:value="7.54271140273189">
                <text:p>7.54271140273189</text:p>
              </table:table-cell>
              <table:table-cell office:value-type="float" office:value="7.46997610575951">
                <text:p>7.46997610575951</text:p>
              </table:table-cell>
              <table:table-cell office:value-type="float" office:value="7.65988772274358">
                <text:p>7.65988772274358</text:p>
              </table:table-cell>
              <table:table-cell office:value-type="float" office:value="7.80818231714473">
                <text:p>7.80818231714473</text:p>
              </table:table-cell>
              <table:table-cell office:value-type="float" office:value="7.56829158271709">
                <text:p>7.56829158271709</text:p>
              </table:table-cell>
              <table:table-cell office:value-type="float" office:value="7.68270354924807">
                <text:p>7.68270354924807</text:p>
              </table:table-cell>
              <table:table-cell office:value-type="float" office:value="7.92127747077341">
                <text:p>7.92127747077341</text:p>
              </table:table-cell>
              <table:table-cell office:value-type="float" office:value="7.54797308156398">
                <text:p>7.54797308156398</text:p>
              </table:table-cell>
              <table:table-cell office:value-type="float" office:value="7.68298680192247">
                <text:p>7.68298680192247</text:p>
              </table:table-cell>
              <table:table-cell office:value-type="float" office:value="7.69135123525455">
                <text:p>7.69135123525455</text:p>
              </table:table-cell>
              <table:table-cell office:value-type="float" office:value="7.59308926385015">
                <text:p>7.59308926385015</text:p>
              </table:table-cell>
              <table:table-cell office:value-type="float" office:value="7.56955088480491">
                <text:p>7.56955088480491</text:p>
              </table:table-cell>
              <table:table-cell office:value-type="float" office:value="7.70760994013046">
                <text:p>7.70760994013046</text:p>
              </table:table-cell>
              <table:table-cell office:value-type="float" office:value="7.57093105373085">
                <text:p>7.57093105373085</text:p>
              </table:table-cell>
              <table:table-cell office:value-type="float" office:value="7.35898079605193">
                <text:p>7.35898079605193</text:p>
              </table:table-cell>
              <table:table-cell office:value-type="float" office:value="7.5202866497361">
                <text:p>7.5202866497361</text:p>
              </table:table-cell>
              <table:table-cell office:value-type="float" office:value="7.29352488758338">
                <text:p>7.29352488758338</text:p>
              </table:table-cell>
              <table:table-cell office:value-type="float" office:value="6.80121177972891">
                <text:p>6.80121177972891</text:p>
              </table:table-cell>
              <table:table-cell office:value-type="float" office:value="7.35250652088765">
                <text:p>7.35250652088765</text:p>
              </table:table-cell>
              <table:table-cell office:value-type="float" office:value="7.1333106220104">
                <text:p>7.1333106220104</text:p>
              </table:table-cell>
              <table:table-cell office:value-type="float" office:value="7.32579228676653">
                <text:p>7.32579228676653</text:p>
              </table:table-cell>
              <table:table-cell office:value-type="float" office:value="7.15243158582893">
                <text:p>7.15243158582893</text:p>
              </table:table-cell>
              <table:table-cell office:value-type="float" office:value="7.2486815564533">
                <text:p>7.2486815564533</text:p>
              </table:table-cell>
              <table:table-cell office:value-type="float" office:value="7.28776386028629">
                <text:p>7.28776386028629</text:p>
              </table:table-cell>
              <table:table-cell office:value-type="float" office:value="6.96509503869458">
                <text:p>6.96509503869458</text:p>
              </table:table-cell>
              <table:table-cell office:value-type="float" office:value="7.0215269117186">
                <text:p>7.0215269117186</text:p>
              </table:table-cell>
              <table:table-cell office:value-type="float" office:value="7.21680590238035">
                <text:p>7.21680590238035</text:p>
              </table:table-cell>
              <table:table-cell office:value-type="float" office:value="7.16490564917528">
                <text:p>7.16490564917528</text:p>
              </table:table-cell>
              <table:table-cell office:value-type="float" office:value="6.60968378508234">
                <text:p>6.60968378508234</text:p>
              </table:table-cell>
              <table:table-cell office:value-type="float" office:value="6.88658524447292">
                <text:p>6.88658524447292</text:p>
              </table:table-cell>
              <table:table-cell office:value-type="float" office:value="6.83130348782921">
                <text:p>6.83130348782921</text:p>
              </table:table-cell>
              <table:table-cell office:value-type="float" office:value="6.98578347055882">
                <text:p>6.98578347055882</text:p>
              </table:table-cell>
              <table:table-cell office:value-type="float" office:value="6.62321669374149">
                <text:p>6.62321669374149</text:p>
              </table:table-cell>
              <table:table-cell office:value-type="float" office:value="6.9379774793153">
                <text:p>6.9379774793153</text:p>
              </table:table-cell>
              <table:table-cell office:value-type="float" office:value="6.6892048009593">
                <text:p>6.6892048009593</text:p>
              </table:table-cell>
              <table:table-cell office:value-type="float" office:value="6.54670006933601">
                <text:p>6.54670006933601</text:p>
              </table:table-cell>
              <table:table-cell office:value-type="float" office:value="6.91397164821172">
                <text:p>6.91397164821172</text:p>
              </table:table-cell>
              <table:table-cell office:value-type="float" office:value="6.73284288249242">
                <text:p>6.73284288249242</text:p>
              </table:table-cell>
              <table:table-cell office:value-type="float" office:value="6.59070678550497">
                <text:p>6.59070678550497</text:p>
              </table:table-cell>
              <table:table-cell office:value-type="float" office:value="6.82131591486662">
                <text:p>6.82131591486662</text:p>
              </table:table-cell>
              <table:table-cell office:value-type="float" office:value="6.5823614712004">
                <text:p>6.5823614712004</text:p>
              </table:table-cell>
              <table:table-cell office:value-type="float" office:value="6.09402503135484">
                <text:p>6.09402503135484</text:p>
              </table:table-cell>
              <table:table-cell office:value-type="float" office:value="6.56137260067538">
                <text:p>6.56137260067538</text:p>
              </table:table-cell>
              <table:table-cell office:value-type="float" office:value="6.46650649739862">
                <text:p>6.46650649739862</text:p>
              </table:table-cell>
              <table:table-cell office:value-type="float" office:value="6.58896036462045">
                <text:p>6.58896036462045</text:p>
              </table:table-cell>
              <table:table-cell office:value-type="float" office:value="6.34757330465447">
                <text:p>6.34757330465447</text:p>
              </table:table-cell>
              <table:table-cell office:value-type="float" office:value="6.49519787959681">
                <text:p>6.49519787959681</text:p>
              </table:table-cell>
              <table:table-cell office:value-type="float" office:value="6.53468678217256">
                <text:p>6.53468678217256</text:p>
              </table:table-cell>
              <table:table-cell office:value-type="float" office:value="5.81388494332496">
                <text:p>5.81388494332496</text:p>
              </table:table-cell>
              <table:table-cell office:value-type="float" office:value="6.28903607144898">
                <text:p>6.28903607144898</text:p>
              </table:table-cell>
              <table:table-cell office:value-type="float" office:value="6.64624920546958">
                <text:p>6.64624920546958</text:p>
              </table:table-cell>
              <table:table-cell office:value-type="float" office:value="6.0418131766291">
                <text:p>6.0418131766291</text:p>
              </table:table-cell>
              <table:table-cell office:value-type="float" office:value="6.36278283491293">
                <text:p>6.36278283491293</text:p>
              </table:table-cell>
              <table:table-cell office:value-type="float" office:value="6.24189103895501">
                <text:p>6.24189103895501</text:p>
              </table:table-cell>
              <table:table-cell office:value-type="float" office:value="6.47010113326935">
                <text:p>6.47010113326935</text:p>
              </table:table-cell>
              <table:table-cell office:value-type="float" office:value="6.39206755422279">
                <text:p>6.39206755422279</text:p>
              </table:table-cell>
              <table:table-cell office:value-type="float" office:value="6.34278272015381">
                <text:p>6.34278272015381</text:p>
              </table:table-cell>
              <table:table-cell office:value-type="float" office:value="6.03020199629299">
                <text:p>6.03020199629299</text:p>
              </table:table-cell>
              <table:table-cell office:value-type="float" office:value="6.14421860049898">
                <text:p>6.14421860049898</text:p>
              </table:table-cell>
              <table:table-cell office:value-type="float" office:value="5.95420881048271">
                <text:p>5.95420881048271</text:p>
              </table:table-cell>
              <table:table-cell office:value-type="float" office:value="5.89181159118323">
                <text:p>5.89181159118323</text:p>
              </table:table-cell>
              <table:table-cell office:value-type="float" office:value="5.73216965890495">
                <text:p>5.73216965890495</text:p>
              </table:table-cell>
              <table:table-cell office:value-type="float" office:value="6.14389944855909">
                <text:p>6.14389944855909</text:p>
              </table:table-cell>
              <table:table-cell office:value-type="float" office:value="5.87800635020872">
                <text:p>5.87800635020872</text:p>
              </table:table-cell>
              <table:table-cell office:value-type="float" office:value="5.84247595681184">
                <text:p>5.84247595681184</text:p>
              </table:table-cell>
              <table:table-cell office:value-type="float" office:value="5.72031159300424">
                <text:p>5.72031159300424</text:p>
              </table:table-cell>
              <table:table-cell office:value-type="float" office:value="5.61410425630439">
                <text:p>5.61410425630439</text:p>
              </table:table-cell>
              <table:table-cell office:value-type="float" office:value="5.87702071101854">
                <text:p>5.87702071101854</text:p>
              </table:table-cell>
              <table:table-cell office:value-type="float" office:value="5.87544479534861">
                <text:p>5.87544479534861</text:p>
              </table:table-cell>
              <table:table-cell office:value-type="float" office:value="5.68099910124404">
                <text:p>5.68099910124404</text:p>
              </table:table-cell>
              <table:table-cell office:value-type="float" office:value="5.64836500698181">
                <text:p>5.64836500698181</text:p>
              </table:table-cell>
              <table:table-cell office:value-type="float" office:value="5.64230764150066">
                <text:p>5.64230764150066</text:p>
              </table:table-cell>
              <table:table-cell office:value-type="float" office:value="5.56606075144685">
                <text:p>5.56606075144685</text:p>
              </table:table-cell>
              <table:table-cell office:value-type="float" office:value="5.53917994799838">
                <text:p>5.53917994799838</text:p>
              </table:table-cell>
              <table:table-cell office:value-type="float" office:value="5.7374736980249">
                <text:p>5.7374736980249</text:p>
              </table:table-cell>
              <table:table-cell office:value-type="float" office:value="5.6289379554879">
                <text:p>5.6289379554879</text:p>
              </table:table-cell>
              <table:table-cell office:value-type="float" office:value="5.6556698529844">
                <text:p>5.6556698529844</text:p>
              </table:table-cell>
              <table:table-cell office:value-type="float" office:value="5.8676879869133">
                <text:p>5.8676879869133</text:p>
              </table:table-cell>
              <table:table-cell office:value-type="float" office:value="5.89336933259675">
                <text:p>5.89336933259675</text:p>
              </table:table-cell>
              <table:table-cell office:value-type="float" office:value="5.57525379885542">
                <text:p>5.57525379885542</text:p>
              </table:table-cell>
              <table:table-cell office:value-type="float" office:value="5.56767289528675">
                <text:p>5.56767289528675</text:p>
              </table:table-cell>
              <table:table-cell office:value-type="float" office:value="5.60291659641341">
                <text:p>5.60291659641341</text:p>
              </table:table-cell>
              <table:table-cell office:value-type="float" office:value="5.52849488839666">
                <text:p>5.52849488839666</text:p>
              </table:table-cell>
              <table:table-cell office:value-type="float" office:value="5.52689185170804">
                <text:p>5.52689185170804</text:p>
              </table:table-cell>
              <table:table-cell office:value-type="float" office:value="5.483524964228">
                <text:p>5.483524964228</text:p>
              </table:table-cell>
              <table:table-cell office:value-type="float" office:value="5.65826914497791">
                <text:p>5.65826914497791</text:p>
              </table:table-cell>
              <table:table-cell office:value-type="float" office:value="5.52587483814055">
                <text:p>5.52587483814055</text:p>
              </table:table-cell>
              <table:table-cell office:value-type="float" office:value="5.56964227696384">
                <text:p>5.56964227696384</text:p>
              </table:table-cell>
              <table:table-cell office:value-type="float" office:value="5.32622551773154">
                <text:p>5.32622551773154</text:p>
              </table:table-cell>
              <table:table-cell office:value-type="float" office:value="5.01056679712647">
                <text:p>5.01056679712647</text:p>
              </table:table-cell>
              <table:table-cell office:value-type="float" office:value="5.31013007169933">
                <text:p>5.31013007169933</text:p>
              </table:table-cell>
              <table:table-cell office:value-type="float" office:value="5.36487885049281">
                <text:p>5.36487885049281</text:p>
              </table:table-cell>
              <table:table-cell office:value-type="float" office:value="5.23246878658103">
                <text:p>5.23246878658103</text:p>
              </table:table-cell>
              <table:table-cell office:value-type="float" office:value="5.42763555951452">
                <text:p>5.42763555951452</text:p>
              </table:table-cell>
              <table:table-cell office:value-type="float" office:value="5.43356973984414">
                <text:p>5.43356973984414</text:p>
              </table:table-cell>
              <table:table-cell office:value-type="float" office:value="5.0107148014246">
                <text:p>5.0107148014246</text:p>
              </table:table-cell>
              <table:table-cell office:value-type="float" office:value="5.50564242388764">
                <text:p>5.50564242388764</text:p>
              </table:table-cell>
              <table:table-cell office:value-type="float" office:value="5.21641432941432">
                <text:p>5.21641432941432</text:p>
              </table:table-cell>
              <table:table-cell office:value-type="float" office:value="4.88029497784937">
                <text:p>4.88029497784937</text:p>
              </table:table-cell>
              <table:table-cell office:value-type="float" office:value="5.2143662033957">
                <text:p>5.2143662033957</text:p>
              </table:table-cell>
              <table:table-cell office:value-type="float" office:value="4.95799130685604">
                <text:p>4.95799130685604</text:p>
              </table:table-cell>
              <table:table-cell office:value-type="float" office:value="5.39739331902264">
                <text:p>5.39739331902264</text:p>
              </table:table-cell>
              <table:table-cell office:value-type="float" office:value="5.06189498925709">
                <text:p>5.06189498925709</text:p>
              </table:table-cell>
              <table:table-cell office:value-type="float" office:value="5.22940262996486">
                <text:p>5.22940262996486</text:p>
              </table:table-cell>
              <table:table-cell office:value-type="float" office:value="5.14418561151187">
                <text:p>5.14418561151187</text:p>
              </table:table-cell>
              <table:table-cell office:value-type="float" office:value="5.09221564480097">
                <text:p>5.09221564480097</text:p>
              </table:table-cell>
              <table:table-cell office:value-type="float" office:value="5.07087497860725">
                <text:p>5.07087497860725</text:p>
              </table:table-cell>
              <table:table-cell office:value-type="float" office:value="4.86264778559963">
                <text:p>4.86264778559963</text:p>
              </table:table-cell>
              <table:table-cell office:value-type="float" office:value="4.99219180510581">
                <text:p>4.99219180510581</text:p>
              </table:table-cell>
              <table:table-cell office:value-type="float" office:value="4.6831381267694">
                <text:p>4.6831381267694</text:p>
              </table:table-cell>
              <table:table-cell office:value-type="float" office:value="5.0234045885347">
                <text:p>5.0234045885347</text:p>
              </table:table-cell>
              <table:table-cell office:value-type="float" office:value="5.12360385895383">
                <text:p>5.12360385895383</text:p>
              </table:table-cell>
              <table:table-cell office:value-type="float" office:value="5.3234668003898">
                <text:p>5.3234668003898</text:p>
              </table:table-cell>
              <table:table-cell office:value-type="float" office:value="4.8335162882594">
                <text:p>4.8335162882594</text:p>
              </table:table-cell>
              <table:table-cell office:value-type="float" office:value="5.0538080156505">
                <text:p>5.0538080156505</text:p>
              </table:table-cell>
              <table:table-cell office:value-type="float" office:value="5.02804405128378">
                <text:p>5.02804405128378</text:p>
              </table:table-cell>
              <table:table-cell office:value-type="float" office:value="5.12338112963729">
                <text:p>5.12338112963729</text:p>
              </table:table-cell>
              <table:table-cell office:value-type="float" office:value="5.14682453497609">
                <text:p>5.14682453497609</text:p>
              </table:table-cell>
              <table:table-cell office:value-type="float" office:value="4.54462709000434">
                <text:p>4.54462709000434</text:p>
              </table:table-cell>
              <table:table-cell office:value-type="float" office:value="4.83356363028196">
                <text:p>4.83356363028196</text:p>
              </table:table-cell>
              <table:table-cell office:value-type="float" office:value="4.97259208243123">
                <text:p>4.97259208243123</text:p>
              </table:table-cell>
              <table:table-cell office:value-type="float" office:value="4.92216456370645">
                <text:p>4.92216456370645</text:p>
              </table:table-cell>
              <table:table-cell office:value-type="float" office:value="4.99217737802332">
                <text:p>4.99217737802332</text:p>
              </table:table-cell>
              <table:table-cell office:value-type="float" office:value="4.76243254366236">
                <text:p>4.76243254366236</text:p>
              </table:table-cell>
              <table:table-cell office:value-type="float" office:value="4.67479499336969">
                <text:p>4.67479499336969</text:p>
              </table:table-cell>
              <table:table-cell office:value-type="float" office:value="4.70783156148793">
                <text:p>4.70783156148793</text:p>
              </table:table-cell>
              <table:table-cell office:value-type="float" office:value="4.90255359454871">
                <text:p>4.90255359454871</text:p>
              </table:table-cell>
              <table:table-cell office:value-type="float" office:value="4.99888441166874">
                <text:p>4.99888441166874</text:p>
              </table:table-cell>
              <table:table-cell office:value-type="float" office:value="4.38877903796319">
                <text:p>4.38877903796319</text:p>
              </table:table-cell>
              <table:table-cell office:value-type="float" office:value="4.35031415444645">
                <text:p>4.35031415444645</text:p>
              </table:table-cell>
              <table:table-cell office:value-type="float" office:value="4.55047842795">
                <text:p>4.55047842795</text:p>
              </table:table-cell>
              <table:table-cell office:value-type="float" office:value="4.84461930416105">
                <text:p>4.84461930416105</text:p>
              </table:table-cell>
              <table:table-cell office:value-type="float" office:value="4.74240948124298">
                <text:p>4.74240948124298</text:p>
              </table:table-cell>
              <table:table-cell office:value-type="float" office:value="4.34326929247501">
                <text:p>4.34326929247501</text:p>
              </table:table-cell>
              <table:table-cell office:value-type="float" office:value="4.65083709143781">
                <text:p>4.65083709143781</text:p>
              </table:table-cell>
              <table:table-cell office:value-type="float" office:value="4.59379570889703">
                <text:p>4.59379570889703</text:p>
              </table:table-cell>
              <table:table-cell office:value-type="float" office:value="4.666177686899">
                <text:p>4.666177686899</text:p>
              </table:table-cell>
              <table:table-cell office:value-type="float" office:value="4.71246092496499">
                <text:p>4.71246092496499</text:p>
              </table:table-cell>
              <table:table-cell office:value-type="float" office:value="4.47905030410271">
                <text:p>4.47905030410271</text:p>
              </table:table-cell>
              <table:table-cell office:value-type="float" office:value="4.51761986811313">
                <text:p>4.51761986811313</text:p>
              </table:table-cell>
              <table:table-cell office:value-type="float" office:value="4.58601844002523">
                <text:p>4.58601844002523</text:p>
              </table:table-cell>
              <table:table-cell office:value-type="float" office:value="4.33804217037915">
                <text:p>4.33804217037915</text:p>
              </table:table-cell>
              <table:table-cell office:value-type="float" office:value="4.49860937954686">
                <text:p>4.49860937954686</text:p>
              </table:table-cell>
              <table:table-cell office:value-type="float" office:value="4.29168807514876">
                <text:p>4.29168807514876</text:p>
              </table:table-cell>
              <table:table-cell office:value-type="float" office:value="4.68909524046955">
                <text:p>4.68909524046955</text:p>
              </table:table-cell>
              <table:table-cell office:value-type="float" office:value="4.60994691873107">
                <text:p>4.60994691873107</text:p>
              </table:table-cell>
              <table:table-cell office:value-type="float" office:value="4.42358577324351">
                <text:p>4.42358577324351</text:p>
              </table:table-cell>
              <table:table-cell office:value-type="float" office:value="4.64578902598559">
                <text:p>4.64578902598559</text:p>
              </table:table-cell>
              <table:table-cell office:value-type="float" office:value="4.47000241754991">
                <text:p>4.47000241754991</text:p>
              </table:table-cell>
              <table:table-cell office:value-type="float" office:value="4.13243980849818">
                <text:p>4.13243980849818</text:p>
              </table:table-cell>
              <table:table-cell office:value-type="float" office:value="4.40449081636836">
                <text:p>4.40449081636836</text:p>
              </table:table-cell>
              <table:table-cell office:value-type="float" office:value="4.71595162975273">
                <text:p>4.71595162975273</text:p>
              </table:table-cell>
              <table:table-cell office:value-type="float" office:value="4.20409621009462">
                <text:p>4.20409621009462</text:p>
              </table:table-cell>
              <table:table-cell office:value-type="float" office:value="4.08399111138575">
                <text:p>4.08399111138575</text:p>
              </table:table-cell>
              <table:table-cell office:value-type="float" office:value="4.34644062906061">
                <text:p>4.34644062906061</text:p>
              </table:table-cell>
              <table:table-cell office:value-type="float" office:value="4.44536460862231">
                <text:p>4.44536460862231</text:p>
              </table:table-cell>
              <table:table-cell office:value-type="float" office:value="4.51334630686829">
                <text:p>4.51334630686829</text:p>
              </table:table-cell>
              <table:table-cell office:value-type="float" office:value="4.38109360949414">
                <text:p>4.38109360949414</text:p>
              </table:table-cell>
              <table:table-cell office:value-type="float" office:value="3.99731531489136">
                <text:p>3.99731531489136</text:p>
              </table:table-cell>
              <table:table-cell office:value-type="float" office:value="3.98045757369448">
                <text:p>3.98045757369448</text:p>
              </table:table-cell>
              <table:table-cell office:value-type="float" office:value="4.21082476785417">
                <text:p>4.21082476785417</text:p>
              </table:table-cell>
              <table:table-cell office:value-type="float" office:value="4.40382068364377">
                <text:p>4.40382068364377</text:p>
              </table:table-cell>
              <table:table-cell office:value-type="float" office:value="4.04231477378996">
                <text:p>4.04231477378996</text:p>
              </table:table-cell>
              <table:table-cell office:value-type="float" office:value="4.27187587929368">
                <text:p>4.27187587929368</text:p>
              </table:table-cell>
              <table:table-cell office:value-type="float" office:value="4.14739299364953">
                <text:p>4.14739299364953</text:p>
              </table:table-cell>
              <table:table-cell office:value-type="float" office:value="4.15369932461683">
                <text:p>4.15369932461683</text:p>
              </table:table-cell>
              <table:table-cell office:value-type="float" office:value="3.83885605837127">
                <text:p>3.83885605837127</text:p>
              </table:table-cell>
              <table:table-cell office:value-type="float" office:value="3.93315186205313">
                <text:p>3.93315186205313</text:p>
              </table:table-cell>
              <table:table-cell office:value-type="float" office:value="3.7022963022656">
                <text:p>3.7022963022656</text:p>
              </table:table-cell>
              <table:table-cell office:value-type="float" office:value="3.7413720316138">
                <text:p>3.7413720316138</text:p>
              </table:table-cell>
              <table:table-cell office:value-type="float" office:value="3.81951935373002">
                <text:p>3.81951935373002</text:p>
              </table:table-cell>
              <table:table-cell office:value-type="float" office:value="3.57852126464402">
                <text:p>3.57852126464402</text:p>
              </table:table-cell>
              <table:table-cell office:value-type="float" office:value="3.87613773937498">
                <text:p>3.87613773937498</text:p>
              </table:table-cell>
              <table:table-cell office:value-type="float" office:value="3.40905078169095">
                <text:p>3.40905078169095</text:p>
              </table:table-cell>
              <table:table-cell office:value-type="float" office:value="3.95927832305838">
                <text:p>3.95927832305838</text:p>
              </table:table-cell>
              <table:table-cell office:value-type="float" office:value="3.41025788335711">
                <text:p>3.41025788335711</text:p>
              </table:table-cell>
              <table:table-cell office:value-type="float" office:value="3.15511726357997">
                <text:p>3.15511726357997</text:p>
              </table:table-cell>
              <table:table-cell office:value-type="float" office:value="3.06744330319422">
                <text:p>3.06744330319422</text:p>
              </table:table-cell>
              <table:table-cell office:value-type="float" office:value="3.44506749021867">
                <text:p>3.44506749021867</text:p>
              </table:table-cell>
              <table:table-cell office:value-type="float" office:value="3.06239396116107">
                <text:p>3.06239396116107</text:p>
              </table:table-cell>
              <table:table-cell office:value-type="float" office:value="3.34233584337282">
                <text:p>3.34233584337282</text:p>
              </table:table-cell>
              <table:table-cell office:value-type="float" office:value="3.63658021552831">
                <text:p>3.63658021552831</text:p>
              </table:table-cell>
              <table:table-cell office:value-type="float" office:value="3.08093646775812">
                <text:p>3.08093646775812</text:p>
              </table:table-cell>
              <table:table-cell office:value-type="float" office:value="2.83315693679809">
                <text:p>2.83315693679809</text:p>
              </table:table-cell>
              <table:table-cell office:value-type="float" office:value="3.05912448908503">
                <text:p>3.05912448908503</text:p>
              </table:table-cell>
              <table:table-cell office:value-type="float" office:value="3.31461463734005">
                <text:p>3.31461463734005</text:p>
              </table:table-cell>
              <table:table-cell office:value-type="float" office:value="2.91747504262454">
                <text:p>2.91747504262454</text:p>
              </table:table-cell>
              <table:table-cell office:value-type="float" office:value="3.18922094918931">
                <text:p>3.18922094918931</text:p>
              </table:table-cell>
              <table:table-cell office:value-type="float" office:value="3.21710455478402">
                <text:p>3.21710455478402</text:p>
              </table:table-cell>
              <table:table-cell office:value-type="float" office:value="3.37073959753411">
                <text:p>3.37073959753411</text:p>
              </table:table-cell>
              <table:table-cell office:value-type="float" office:value="2.55441692782151">
                <text:p>2.55441692782151</text:p>
              </table:table-cell>
              <table:table-cell office:value-type="float" office:value="2.91693717976342">
                <text:p>2.91693717976342</text:p>
              </table:table-cell>
              <table:table-cell office:value-type="float" office:value="3.03831666089968">
                <text:p>3.03831666089968</text:p>
              </table:table-cell>
              <table:table-cell office:value-type="float" office:value="2.82451837496713">
                <text:p>2.82451837496713</text:p>
              </table:table-cell>
              <table:table-cell office:value-type="float" office:value="2.85135391319038">
                <text:p>2.85135391319038</text:p>
              </table:table-cell>
              <table:table-cell office:value-type="float" office:value="3.23245100063178">
                <text:p>3.23245100063178</text:p>
              </table:table-cell>
              <table:table-cell office:value-type="float" office:value="2.69509270216332">
                <text:p>2.69509270216332</text:p>
              </table:table-cell>
              <table:table-cell office:value-type="float" office:value="2.60850357796827">
                <text:p>2.60850357796827</text:p>
              </table:table-cell>
              <table:table-cell office:value-type="float" office:value="2.84154957779499">
                <text:p>2.84154957779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